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255.74pt"/>
    </style:style>
    <style:style style:name="co3" style:family="table-column">
      <style:table-column-properties fo:break-before="auto" style:column-width="33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21pt"/>
    </style:style>
    <style:style style:name="co6" style:family="table-column">
      <style:table-column-properties fo:break-before="auto" style:column-width="77.24pt"/>
    </style:style>
    <style:style style:name="co7" style:family="table-column">
      <style:table-column-properties fo:break-before="auto" style:column-width="371.99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184.51pt"/>
    </style:style>
    <style:style style:name="co10" style:family="table-column">
      <style:table-column-properties fo:break-before="auto" style:column-width="189.75pt"/>
    </style:style>
    <style:style style:name="co11" style:family="table-column">
      <style:table-column-properties fo:break-before="auto" style:column-width="168.75pt"/>
    </style:style>
    <style:style style:name="co12" style:family="table-column">
      <style:table-column-properties fo:break-before="auto" style:column-width="134.25pt"/>
    </style:style>
    <style:style style:name="co13" style:family="table-column">
      <style:table-column-properties fo:break-before="auto" style:column-width="98.25pt"/>
    </style:style>
    <style:style style:name="co14" style:family="table-column">
      <style:table-column-properties fo:break-before="auto" style:column-width="65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3.2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4.09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2" style:family="table-cell" style:parent-style-name="Default" style:data-style-name="N0">
      <style:table-cell-properties fo:background-color="#66ff66" style:text-align-source="fix" style:repeat-content="false" style:vertical-align="middle"/>
      <style:paragraph-properties fo:text-align="center"/>
      <style:text-properties fo:color="#00b050" style:font-name="Droid Sans" fo:font-style="italic" style:font-name-asian="Droid Sans" style:font-style-asian="italic" style:font-name-complex="Droid Sans" style:font-style-complex="italic"/>
      <style:map style:condition="cell-content()=&quot;A&quot;" style:apply-style-name="cf29" style:base-cell-address="Sheet1.A1"/>
    </style:style>
    <style:style style:name="ce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4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ffffff" style:font-name="Droid Sans" fo:font-weight="bold" style:font-name-asian="Droid Sans" style:font-weight-asian="bold" style:font-name-complex="Droid Sans" style:font-weight-complex="bold"/>
      <style:map style:condition="cell-content()=&quot;A&quot;" style:apply-style-name="cf29" style:base-cell-address="Sheet1.A1"/>
    </style:style>
    <style:style style:name="ce5" style:family="table-cell" style:parent-style-name="Default" style:data-style-name="N0">
      <style:table-cell-properties fo:background-color="#00b0f0" style:text-align-source="fix" style:repeat-content="false" style:vertical-align="middl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6" style:family="table-cell" style:parent-style-name="Default" style:data-style-name="N0">
      <style:table-cell-properties fo:background-color="#ed96f4" style:text-align-source="fix" style:repeat-content="false" style:vertical-align="middle"/>
      <style:paragraph-properties fo:text-align="center"/>
      <style:text-properties fo:color="#f12f79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29" style:base-cell-address="Sheet1.A1"/>
    </style:style>
    <style:style style:name="ce8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fo:background-color="#ff9900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13" style:family="table-cell" style:parent-style-name="Default" style:data-style-name="N0"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fo:background-color="#ff9900" style:vertical-align="automatic"/>
      <style:text-properties style:font-name="Droid Sans" style:font-name-asian="Droid Sans" style:font-name-complex="Droid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Droid Sans" style:font-name-asian="Droid Sans" style:font-name-complex="Droid Sans"/>
    </style:style>
    <style:style style:name="ce16" style:family="table-cell" style:parent-style-name="Default" style:data-style-name="N0">
      <style:table-cell-properties fo:wrap-option="wrap" style:vertical-align="automatic"/>
      <style:text-properties style:font-name="Droid Sans" style:font-name-asian="Droid Sans" style:font-name-complex="Droid Sans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font-name="Droid Sans" style:font-name-asian="Droid Sans" style:font-name-complex="Droid Sans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Droid Sans" style:font-name-asian="Droid Sans" style:font-name-complex="Droid Sans"/>
      <style:map style:condition="cell-content()=&quot;N&quot;" style:apply-style-name="cf41" style:base-cell-address="Sheet1.A1"/>
      <style:map style:condition="cell-content()=&quot;NH&quot;" style:apply-style-name="cf46" style:base-cell-address="Sheet1.A1"/>
      <style:map style:condition="cell-content()=&quot;A&quot;" style:apply-style-name="cf29" style:base-cell-address="Sheet1.A1"/>
      <style:map style:condition="cell-content()=&quot;I&quot;" style:apply-style-name="cf29" style:base-cell-address="Sheet1.A1"/>
      <style:map style:condition="cell-content()=&quot;M&quot;" style:apply-style-name="cf29" style:base-cell-address="Sheet1.A1"/>
      <style:map style:condition="cell-content()=&quot;B&quot;" style:apply-style-name="cf29" style:base-cell-address="Sheet1.A1"/>
      <style:map style:condition="cell-content()=&quot;___&quot;" style:apply-style-name="cf28" style:base-cell-address="Sheet1.A1"/>
      <style:map style:condition="cell-content()=&quot;U&quot;" style:apply-style-name="cf33" style:base-cell-address="Sheet1.A1"/>
      <style:map style:condition="cell-content()=&quot;S&quot;" style:apply-style-name="cf32" style:base-cell-address="Sheet1.A1"/>
    </style:style>
    <style:style style:name="ce42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  <style:text-properties style:font-name="Droid Sans" style:font-name-asian="Droid Sans" style:font-name-complex="Droid Sans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padding-bottom="0.99pt" fo:padding-left="0.99pt" fo:padding-right="0pt" fo:padding-top="0.99pt" fo:border-right="0.06pt solid #ffffff" fo:border-top="none" style:vertical-align="middle"/>
      <style:paragraph-properties fo:text-align="end"/>
    </style:style>
    <style:style style:name="ce4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ce4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46" style:family="table-cell" style:parent-style-name="Default" style:data-style-name="N0">
      <style:table-cell-properties style:vertical-align="middle"/>
    </style:style>
    <style:style style:name="ce47" style:family="table-cell" style:parent-style-name="Default" style:data-style-name="N37">
      <style:table-cell-properties fo:border-bottom="none" style:text-align-source="fix" style:repeat-content="false" fo:border-left="none" fo:border-right="0.06pt solid #ffffff" fo:border-top="none" style:vertical-align="middle"/>
      <style:paragraph-properties fo:text-align="center"/>
      <style:text-properties style:font-name="Droid Sans" style:font-name-asian="Droid Sans" style:font-name-complex="Droid Sans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style:font-name="Droid Sans" style:font-name-asian="Droid Sans" style:font-name-complex="Droid Sans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51" style:family="table-cell" style:parent-style-name="Default" style:data-style-name="N0">
      <style:table-cell-properties fo:background-color="#ff9900"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</style:style>
    <style:style style:name="ce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30" style:base-cell-address="Sheet1.A1"/>
      <style:map style:condition="cell-content()&gt;=2" style:apply-style-name="cf47" style:base-cell-address="Sheet1.A1"/>
      <style:map style:condition="cell-content()=0" style:apply-style-name="cf34" style:base-cell-address="Sheet1.A1"/>
      <style:map style:condition="cell-content()=1" style:apply-style-name="cf35" style:base-cell-address="Sheet1.A1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6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57" style:family="table-cell" style:parent-style-name="Default" style:data-style-name="N0">
      <style:text-properties fo:color="#808080"/>
    </style:style>
    <style:style style:name="ce58" style:family="table-cell" style:parent-style-name="Default" style:data-style-name="N0">
      <style:text-properties fo:color="#808080" style:font-name="Droid Sans" style:font-name-asian="Droid Sans" style:font-name-complex="Droid Sans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11"/>
        <table:table-column table:style-name="co2" table:default-cell-style-name="ce17"/>
        <table:table-column table:style-name="co3" table:number-columns-repeated="14" table:default-cell-style-name="ce11"/>
        <table:table-column table:style-name="co4" table:default-cell-style-name="ce44"/>
        <table:table-column table:style-name="co5" table:default-cell-style-name="ce46"/>
        <table:table-column table:style-name="co4" table:default-cell-style-name="ce49"/>
        <table:table-column table:style-name="co6" table:default-cell-style-name="ce55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8" table:number-columns-repeated="996" table:default-cell-style-name="ce17"/>
        <table:table-column table:style-name="co14" table:default-cell-style-name="ce17"/>
        <table:table-row table:style-name="ro1">
          <table:table-cell table:style-name="ce1" office:value-type="string" calcext:value-type="string">
            <text:p>Color</text:p>
          </table:table-cell>
          <table:table-cell table:style-name="ce12" office:value-type="string" calcext:value-type="string">
            <text:p>Significado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12" office:value-type="string" calcext:value-type="string">
            <text:p>Resuelto en competencia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2" office:value-type="string" calcext:value-type="string">
            <text:p>Resuelto Off-Contest por alguien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4" office:value-type="string" calcext:value-type="string">
            <text:p>B/M/I</text:p>
          </table:table-cell>
          <table:table-cell table:style-name="ce12" office:value-type="string" calcext:value-type="string">
            <text:p>Resuelto Off-Contest por Brian/Maxi/Ivan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5" office:value-type="string" calcext:value-type="string">
            <text:p>U</text:p>
          </table:table-cell>
          <table:table-cell table:style-name="ce12" office:value-type="string" calcext:value-type="string">
            <text:p>Upsolvear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12" office:value-type="string" calcext:value-type="string">
            <text:p>Next - Es "el que sigue" en AC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3">
          <table:table-cell table:style-name="ce7" office:value-type="string" calcext:value-type="string">
            <text:p>___</text:p>
          </table:table-cell>
          <table:table-cell table:style-name="ce12" office:value-type="string" calcext:value-type="string">
            <text:p>No interesante aún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8"/>
          <table:table-cell table:style-name="ce12" office:value-type="string" calcext:value-type="string">
            <text:p>No hay problema</text:p>
          </table:table-cell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/>
          <table:table-cell table:style-name="ce13"/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5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51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1">
          <table:table-cell table:style-name="ce10" office:value-type="date" office:date-value="2017-01-04" calcext:value-type="date">
            <text:p>1/4/2017</text:p>
          </table:table-cell>
          <table:table-cell table:style-name="ce12" office:value-type="string" calcext:value-type="string">
            <text:p>RPC #0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11:.P11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11:.P11]; &quot;NH&quot;)" office:value-type="float" office:value="13" calcext:value-type="float">
            <text:p>13</text:p>
          </table:table-cell>
          <table:table-cell table:style-name="ce52" table:formula="of:=IF((COUNTIF([.$C11:.$P11]; &quot;A&quot;) +  COUNTIF([.$C11:.$P11]; &quot;B&quot;) + COUNTIF([.$C11:.$P11]; &quot;M&quot;) + COUNTIF([.$C11:.$P11]; &quot;I&quot;) + [.Q11] = [.S11]); &quot;CLEARED&quot;; COUNTIF([.$C11:.$P11]; &quot;A&quot;) +  COUNTIF([.$C11:.$P11]; &quot;B&quot;) + COUNTIF([.$C11:.$P11]; &quot;M&quot;) + COUNTIF([.$C11:.$P11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redprogramacioncompetitiva.com/contests/2017/03/" xlink:type="simple">http://redprogramacioncompetitiva.com/contests/2017/03/</text:a></text:p>
          </table:table-cell>
          <table:table-cell table:style-name="ce13"/>
          <table:table-cell table:style-name="ce13" office:value-type="string" calcext:value-type="string">
            <text:p>E = QuaseEqual strings</text:p>
          </table:table-cell>
          <table:table-cell table:style-name="ce13" office:value-type="string" calcext:value-type="string">
            <text:p>J = Tobby Prim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1-04" calcext:value-type="date">
            <text:p>11/4/2017</text:p>
          </table:table-cell>
          <table:table-cell table:style-name="ce12" office:value-type="string" calcext:value-type="string">
            <text:p>NEERC 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2:.P12]; &quot;S&quot;)" office:value-type="float" office:value="2" calcext:value-type="float">
            <text:p>2</text:p>
          </table:table-cell>
          <table:table-cell table:style-name="ce47" office:value-type="string" calcext:value-type="string">
            <text:p>de</text:p>
          </table:table-cell>
          <table:table-cell table:formula="of:=14-COUNTIF([.C12:.P12]; &quot;NH&quot;)" office:value-type="float" office:value="12" calcext:value-type="float">
            <text:p>12</text:p>
          </table:table-cell>
          <table:table-cell table:style-name="ce52" table:formula="of:=IF((COUNTIF([.$C12:.$P12]; &quot;A&quot;) +  COUNTIF([.$C12:.$P12]; &quot;B&quot;) + COUNTIF([.$C12:.$P12]; &quot;M&quot;) + COUNTIF([.$C12:.$P12]; &quot;I&quot;) + [.Q12] = [.S12]); &quot;CLEARED&quot;; COUNTIF([.$C12:.$P12]; &quot;A&quot;) +  COUNTIF([.$C12:.$P12]; &quot;B&quot;) + COUNTIF([.$C12:.$P12]; &quot;M&quot;) + COUNTIF([.$C12:.$P12]; &quot;I&quot;))" office:value-type="float" office:value="4" calcext:value-type="float">
            <text:p>4</text:p>
          </table:table-cell>
          <table:table-cell table:style-name="ce56" office:value-type="string" calcext:value-type="string">
            <text:p><text:a xlink:href="http://codeforces.com/gym/100851" xlink:type="simple">http://codeforces.com/gym/100851</text:a></text:p>
          </table:table-cell>
          <table:table-cell table:style-name="ce13"/>
          <table:table-cell table:style-name="ce57" office:value-type="string" calcext:value-type="string">
            <text:p>B = Binary vs Decimal</text:p>
          </table:table-cell>
          <table:table-cell table:style-name="ce13" office:value-type="string" calcext:value-type="string">
            <text:p>K = Kings Inspectio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1/04/2017</text:p>
          </table:table-cell>
          <table:table-cell table:style-name="ce12" office:value-type="string" calcext:value-type="string">
            <text:p>NEERC Southern Subregional 13-14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13:.P13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13:.P13]; &quot;NH&quot;)" office:value-type="float" office:value="13" calcext:value-type="float">
            <text:p>13</text:p>
          </table:table-cell>
          <table:table-cell table:style-name="ce52" table:formula="of:=IF((COUNTIF([.$C13:.$P13]; &quot;A&quot;) +  COUNTIF([.$C13:.$P13]; &quot;B&quot;) + COUNTIF([.$C13:.$P13]; &quot;M&quot;) + COUNTIF([.$C13:.$P13]; &quot;I&quot;) + [.Q13] = [.S13]); &quot;CLEARED&quot;; COUNTIF([.$C13:.$P13]; &quot;A&quot;) +  COUNTIF([.$C13:.$P13]; &quot;B&quot;) + COUNTIF([.$C13:.$P13]; &quot;M&quot;) + COUNTIF([.$C13:.$P13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<text:a xlink:href="http://codeforces.com/gym/100253" xlink:type="simple">http://codeforces.com/gym/100253</text:a></text:p>
          </table:table-cell>
          <table:table-cell table:style-name="ce13"/>
          <table:table-cell table:style-name="ce58" office:value-type="string" calcext:value-type="string">
            <text:p>E = Scientific Batallion</text:p>
          </table:table-cell>
          <table:table-cell table:style-name="ce58" office:value-type="string" calcext:value-type="string">
            <text:p>J = Contest and Train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4/2017</text:p>
          </table:table-cell>
          <table:table-cell table:style-name="ce12" office:value-type="string" calcext:value-type="string">
            <text:p>World Finals 2012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number-columns-repeated="6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4:.P14]; &quot;S&quot;)" office:value-type="float" office:value="1" calcext:value-type="float">
            <text:p>1</text:p>
          </table:table-cell>
          <table:table-cell table:style-name="ce47" office:value-type="string" calcext:value-type="string">
            <text:p>de</text:p>
          </table:table-cell>
          <table:table-cell table:formula="of:=14-COUNTIF([.C14:.P14]; &quot;NH&quot;)" office:value-type="float" office:value="12" calcext:value-type="float">
            <text:p>12</text:p>
          </table:table-cell>
          <table:table-cell table:style-name="ce52" table:formula="of:=IF((COUNTIF([.$C14:.$P14]; &quot;A&quot;) +  COUNTIF([.$C14:.$P14]; &quot;B&quot;) + COUNTIF([.$C14:.$P14]; &quot;M&quot;) + COUNTIF([.$C14:.$P14]; &quot;I&quot;) + [.Q14] = [.S14]); &quot;CLEARED&quot;; COUNTIF([.$C14:.$P14]; &quot;A&quot;) +  COUNTIF([.$C14:.$P14]; &quot;B&quot;) + COUNTIF([.$C14:.$P14]; &quot;M&quot;) + COUNTIF([.$C14:.$P14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1205" xlink:type="simple">http://codeforces.com/gym/101205</text:a></text:p>
          </table:table-cell>
          <table:table-cell table:style-name="ce13"/>
          <table:table-cell table:style-name="ce13" office:value-type="string" calcext:value-type="string">
            <text:p>C = Bus Tour</text:p>
          </table:table-cell>
          <table:table-cell table:style-name="ce13" office:value-type="string" calcext:value-type="string">
            <text:p>K = Stacking Plate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2-05" calcext:value-type="date">
            <text:p>2/5/2017</text:p>
          </table:table-cell>
          <table:table-cell table:style-name="ce12" office:value-type="string" calcext:value-type="string">
            <text:p>SWERC 13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15:.P15]; &quot;S&quot;)" office:value-type="float" office:value="1" calcext:value-type="float">
            <text:p>1</text:p>
          </table:table-cell>
          <table:table-cell table:style-name="ce47" office:value-type="string" calcext:value-type="string">
            <text:p>de</text:p>
          </table:table-cell>
          <table:table-cell table:formula="of:=14-COUNTIF([.C15:.P15]; &quot;NH&quot;)" office:value-type="float" office:value="10" calcext:value-type="float">
            <text:p>10</text:p>
          </table:table-cell>
          <table:table-cell table:style-name="ce52" table:formula="of:=IF((COUNTIF([.$C15:.$P15]; &quot;A&quot;) +  COUNTIF([.$C15:.$P15]; &quot;B&quot;) + COUNTIF([.$C15:.$P15]; &quot;M&quot;) + COUNTIF([.$C15:.$P15]; &quot;I&quot;) + [.Q15] = [.S15]); &quot;CLEARED&quot;; COUNTIF([.$C15:.$P15]; &quot;A&quot;) +  COUNTIF([.$C15:.$P15]; &quot;B&quot;) + COUNTIF([.$C15:.$P15]; &quot;M&quot;) + COUNTIF([.$C15:.$P15]; &quot;I&quot;))" office:value-type="float" office:value="3" calcext:value-type="float">
            <text:p>3</text:p>
          </table:table-cell>
          <table:table-cell table:style-name="ce56" office:value-type="string" calcext:value-type="string">
            <text:p><text:a xlink:href="http://codeforces.com/gym/100443" xlink:type="simple">http://codeforces.com/gym/100443</text:a></text:p>
          </table:table-cell>
          <table:table-cell table:style-name="ce13"/>
          <table:table-cell table:style-name="ce58" office:value-type="string" calcext:value-type="string">
            <text:p>D = Decoding the Hallway</text:p>
          </table:table-cell>
          <table:table-cell table:style-name="ce13" office:value-type="string" calcext:value-type="string">
            <text:p>H = Binary Tree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9-05" calcext:value-type="date">
            <text:p>9/5/2017</text:p>
          </table:table-cell>
          <table:table-cell table:style-name="ce12" office:value-type="string" calcext:value-type="string">
            <text:p>NEERC Northern Subregional 15-16</text:p>
          </table:table-cell>
          <table:table-cell table:number-columns-repeated="5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6:.P16]; &quot;S&quot;)" office:value-type="float" office:value="8" calcext:value-type="float">
            <text:p>8</text:p>
          </table:table-cell>
          <table:table-cell table:style-name="ce47" office:value-type="string" calcext:value-type="string">
            <text:p>de</text:p>
          </table:table-cell>
          <table:table-cell table:formula="of:=14-COUNTIF([.C16:.P16]; &quot;NH&quot;)" office:value-type="float" office:value="12" calcext:value-type="float">
            <text:p>12</text:p>
          </table:table-cell>
          <table:table-cell table:style-name="ce52" table:formula="of:=IF((COUNTIF([.$C16:.$P16]; &quot;A&quot;) +  COUNTIF([.$C16:.$P16]; &quot;B&quot;) + COUNTIF([.$C16:.$P16]; &quot;M&quot;) + COUNTIF([.$C16:.$P16]; &quot;I&quot;) + [.Q16] = [.S16]); &quot;CLEARED&quot;; COUNTIF([.$C16:.$P16]; &quot;A&quot;) +  COUNTIF([.$C16:.$P16]; &quot;B&quot;) + COUNTIF([.$C16:.$P16]; &quot;M&quot;) + COUNTIF([.$C16:.$P16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801" xlink:type="simple">http://codeforces.com/gym/100801</text:a></text:p>
          </table:table-cell>
          <table:table-cell table:style-name="ce13"/>
          <table:table-cell table:style-name="ce58" office:value-type="string" calcext:value-type="string">
            <text:p>F = Fygon</text:p>
          </table:table-cell>
          <table:table-cell table:style-name="ce13" office:value-type="string" calcext:value-type="string">
            <text:p>G = Graph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5/05/2017</text:p>
          </table:table-cell>
          <table:table-cell table:style-name="ce12" office:value-type="string" calcext:value-type="string">
            <text:p>World Finals 20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7:.P17]; &quot;S&quot;)" office:value-type="float" office:value="1" calcext:value-type="float">
            <text:p>1</text:p>
          </table:table-cell>
          <table:table-cell table:style-name="ce47" office:value-type="string" calcext:value-type="string">
            <text:p>de</text:p>
          </table:table-cell>
          <table:table-cell table:formula="of:=14-COUNTIF([.C17:.P17]; &quot;NH&quot;)" office:value-type="float" office:value="12" calcext:value-type="float">
            <text:p>12</text:p>
          </table:table-cell>
          <table:table-cell table:style-name="ce52" table:formula="of:=IF((COUNTIF([.$C17:.$P17]; &quot;A&quot;) +  COUNTIF([.$C17:.$P17]; &quot;B&quot;) + COUNTIF([.$C17:.$P17]; &quot;M&quot;) + COUNTIF([.$C17:.$P17]; &quot;I&quot;) + [.Q17] = [.S17]); &quot;CLEARED&quot;; COUNTIF([.$C17:.$P17]; &quot;A&quot;) +  COUNTIF([.$C17:.$P17]; &quot;B&quot;) + COUNTIF([.$C17:.$P17]; &quot;M&quot;) + COUNTIF([.$C17:.$P17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<text:a xlink:href="http://codeforces.com/gym/101221" xlink:type="simple">http://codeforces.com/gym/101221</text:a></text:p>
          </table:table-cell>
          <table:table-cell table:style-name="ce13"/>
          <table:table-cell table:style-name="ce58" office:value-type="string" calcext:value-type="string">
            <text:p>E = Maze Reduction</text:p>
          </table:table-cell>
          <table:table-cell table:style-name="ce58" office:value-type="string" calcext:value-type="string">
            <text:p>I = Sensor Network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17/05/2017</text:p>
          </table:table-cell>
          <table:table-cell table:style-name="ce12" office:value-type="string" calcext:value-type="string">
            <text:p>World Finals 2013</text:p>
          </table:table-cell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 table:number-columns-repeated="3"/>
          <table:table-cell table:style-name="ce19" office:value-type="string" calcext:value-type="string">
            <text:p>U</text:p>
          </table:table-cell>
          <table:table-cell table:style-name="ce19" table:number-columns-repeated="2"/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8:.P18]; &quot;S&quot;)" office:value-type="float" office:value="0" calcext:value-type="float">
            <text:p>0</text:p>
          </table:table-cell>
          <table:table-cell table:style-name="ce47" office:value-type="string" calcext:value-type="string">
            <text:p>de</text:p>
          </table:table-cell>
          <table:table-cell table:formula="of:=14-COUNTIF([.C18:.P18]; &quot;NH&quot;)" office:value-type="float" office:value="12" calcext:value-type="float">
            <text:p>12</text:p>
          </table:table-cell>
          <table:table-cell table:style-name="ce52" table:formula="of:=IF((COUNTIF([.$C18:.$P18]; &quot;A&quot;) +  COUNTIF([.$C18:.$P18]; &quot;B&quot;) + COUNTIF([.$C18:.$P18]; &quot;M&quot;) + COUNTIF([.$C18:.$P18]; &quot;I&quot;) + [.Q18] = [.S18]); &quot;CLEARED&quot;; COUNTIF([.$C18:.$P18]; &quot;A&quot;) +  COUNTIF([.$C18:.$P18]; &quot;B&quot;) + COUNTIF([.$C18:.$P18]; &quot;M&quot;) + COUNTIF([.$C18:.$P18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<text:a xlink:href="http://codeforces.com/gym/101208" xlink:type="simple">http://codeforces.com/gym/101208</text:a></text:p>
          </table:table-cell>
          <table:table-cell table:style-name="ce13"/>
          <table:table-cell table:style-name="ce13" office:value-type="string" calcext:value-type="string">
            <text:p>A = Self-Assembly</text:p>
          </table:table-cell>
          <table:table-cell table:style-name="ce13" office:value-type="string" calcext:value-type="string">
            <text:p>H = Matrioshka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" office:value-type="string" calcext:value-type="string">
            <text:p>24/05/2017</text:p>
          </table:table-cell>
          <table:table-cell table:style-name="ce12" office:value-type="string" calcext:value-type="string">
            <text:p>World Finals 2017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19:.P19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19:.P19]; &quot;NH&quot;)" office:value-type="float" office:value="12" calcext:value-type="float">
            <text:p>12</text:p>
          </table:table-cell>
          <table:table-cell table:style-name="ce52" table:formula="of:=IF((COUNTIF([.$C19:.$P19]; &quot;A&quot;) +  COUNTIF([.$C19:.$P19]; &quot;B&quot;) + COUNTIF([.$C19:.$P19]; &quot;M&quot;) + COUNTIF([.$C19:.$P19]; &quot;I&quot;) + [.Q19] = [.S19]); &quot;CLEARED&quot;; COUNTIF([.$C19:.$P19]; &quot;A&quot;) +  COUNTIF([.$C19:.$P19]; &quot;B&quot;) + COUNTIF([.$C19:.$P19]; &quot;M&quot;) + COUNTIF([.$C19:.$P19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1471" xlink:type="simple">http://codeforces.com/gym/101471</text:a></text:p>
          </table:table-cell>
          <table:table-cell table:style-name="ce13"/>
          <table:table-cell table:style-name="ce13" office:value-type="string" calcext:value-type="string">
            <text:p>C = Mission Improbable</text:p>
          </table:table-cell>
          <table:table-cell table:style-name="ce58" office:value-type="string" calcext:value-type="string">
            <text:p>L = Visual Python++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10-06" calcext:value-type="date">
            <text:p>10/6/2017</text:p>
          </table:table-cell>
          <table:table-cell table:style-name="ce12" office:value-type="string" calcext:value-type="string">
            <text:p>RPC #06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0:.P20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20:.P20]; &quot;NH&quot;)" office:value-type="float" office:value="12" calcext:value-type="float">
            <text:p>12</text:p>
          </table:table-cell>
          <table:table-cell table:style-name="ce52" table:formula="of:=IF((COUNTIF([.$C20:.$P20]; &quot;A&quot;) +  COUNTIF([.$C20:.$P20]; &quot;B&quot;) + COUNTIF([.$C20:.$P20]; &quot;M&quot;) + COUNTIF([.$C20:.$P20]; &quot;I&quot;) + [.Q20] = [.S20]); &quot;CLEARED&quot;; COUNTIF([.$C20:.$P20]; &quot;A&quot;) +  COUNTIF([.$C20:.$P20]; &quot;B&quot;) + COUNTIF([.$C20:.$P20]; &quot;M&quot;) + COUNTIF([.$C20:.$P20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redprogramacioncompetitiva.com/contests/2017/06/" xlink:type="simple">http://redprogramacioncompetitiva.com/contests/2017/06/</text:a></text:p>
          </table:table-cell>
          <table:table-cell table:style-name="ce13"/>
          <table:table-cell table:style-name="ce13" office:value-type="string" calcext:value-type="string">
            <text:p>A = Antivirus</text:p>
          </table:table-cell>
          <table:table-cell table:style-name="ce13" office:value-type="string" calcext:value-type="string">
            <text:p>F = Macarons</text:p>
          </table:table-cell>
          <table:table-cell table:style-name="ce13" table:number-columns-repeated="142"/>
          <table:table-cell table:number-columns-repeated="858"/>
        </table:table-row>
        <table:table-row table:style-name="ro1">
          <table:table-cell table:style-name="ce10" office:value-type="date" office:date-value="2017-07-07" calcext:value-type="date">
            <text:p>7/7/2017</text:p>
          </table:table-cell>
          <table:table-cell table:style-name="ce12" office:value-type="string" calcext:value-type="string">
            <text:p>SEUSA 2009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43" table:formula="of:= COUNTIF([.C21:.P21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21:.P21]; &quot;NH&quot;)" office:value-type="float" office:value="9" calcext:value-type="float">
            <text:p>9</text:p>
          </table:table-cell>
          <table:table-cell table:style-name="ce52" table:formula="of:=IF((COUNTIF([.$C21:.$P21]; &quot;A&quot;) +  COUNTIF([.$C21:.$P21]; &quot;B&quot;) + COUNTIF([.$C21:.$P21]; &quot;M&quot;) + COUNTIF([.$C21:.$P21]; &quot;I&quot;) + [.Q21] = [.S21]); &quot;CLEARED&quot;; COUNTIF([.$C21:.$P21]; &quot;A&quot;) +  COUNTIF([.$C21:.$P21]; &quot;B&quot;) + COUNTIF([.$C21:.$P21]; &quot;M&quot;) + COUNTIF([.$C21:.$P21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<text:a xlink:href="http://codeforces.com/gym/100182" xlink:type="simple">http://codeforces.com/gym/100182</text:a></text:p>
          </table:table-cell>
          <table:table-cell table:style-name="ce13"/>
          <table:table-cell table:style-name="ce13" office:value-type="string" calcext:value-type="string">
            <text:p>F = The Ninja Way</text:p>
          </table:table-cell>
          <table:table-cell table:style-name="ce13" office:value-type="string" calcext:value-type="string">
            <text:p>I = Mosaic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7/07/2017</text:p>
          </table:table-cell>
          <table:table-cell table:style-name="ce15" office:value-type="string" calcext:value-type="string">
            <text:p>TC 2017 ARG #00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22:.P22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22:.P22]; &quot;NH&quot;)" office:value-type="float" office:value="10" calcext:value-type="float">
            <text:p>10</text:p>
          </table:table-cell>
          <table:table-cell table:style-name="ce52" table:formula="of:=IF((COUNTIF([.$C22:.$P22]; &quot;A&quot;) +  COUNTIF([.$C22:.$P22]; &quot;B&quot;) + COUNTIF([.$C22:.$P22]; &quot;M&quot;) + COUNTIF([.$C22:.$P22]; &quot;I&quot;) + [.Q22] = [.S22]); &quot;CLEARED&quot;; COUNTIF([.$C22:.$P22]; &quot;A&quot;) +  COUNTIF([.$C22:.$P22]; &quot;B&quot;) + COUNTIF([.$C22:.$P22]; &quot;M&quot;) + COUNTIF([.$C22:.$P22]; &quot;I&quot;))" office:value-type="float" office:value="3" calcext:value-type="float">
            <text:p>3</text:p>
          </table:table-cell>
          <table:table-cell table:style-name="ce56" office:value-type="string" calcext:value-type="string">
            <text:p><text:a xlink:href="http://coj.uci.cu/contest/contestview.xhtml?cid=1594" xlink:type="simple">http://coj.uci.cu/contest/contestview.xhtml?cid=1594</text:a></text:p>
          </table:table-cell>
          <table:table-cell table:style-name="ce13"/>
          <table:table-cell table:style-name="ce13" office:value-type="string" calcext:value-type="string">
            <text:p>D = Designing T-Shirts</text:p>
          </table:table-cell>
          <table:table-cell table:style-name="ce58" office:value-type="string" calcext:value-type="string">
            <text:p>G = Generating Alien DNA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07/2017</text:p>
          </table:table-cell>
          <table:table-cell table:style-name="ce15" office:value-type="string" calcext:value-type="string">
            <text:p>TC 2017 ARG #01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3:.P23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23:.P23]; &quot;NH&quot;)" office:value-type="float" office:value="12" calcext:value-type="float">
            <text:p>12</text:p>
          </table:table-cell>
          <table:table-cell table:style-name="ce52" table:formula="of:=IF((COUNTIF([.$C23:.$P23]; &quot;A&quot;) +  COUNTIF([.$C23:.$P23]; &quot;B&quot;) + COUNTIF([.$C23:.$P23]; &quot;M&quot;) + COUNTIF([.$C23:.$P23]; &quot;I&quot;) + [.Q23] = [.S23]); &quot;CLEARED&quot;; COUNTIF([.$C23:.$P23]; &quot;A&quot;) +  COUNTIF([.$C23:.$P23]; &quot;B&quot;) + COUNTIF([.$C23:.$P23]; &quot;M&quot;) + COUNTIF([.$C23:.$P23]; &quot;I&quot;))" office:value-type="float" office:value="5" calcext:value-type="float">
            <text:p>5</text:p>
          </table:table-cell>
          <table:table-cell table:style-name="ce56" office:value-type="string" calcext:value-type="string">
            <text:p><text:a xlink:href="http://coj.uci.cu/contest/contestview.xhtml?cid=1595" xlink:type="simple">http://coj.uci.cu/contest/contestview.xhtml?cid=1595</text:a></text:p>
          </table:table-cell>
          <table:table-cell table:style-name="ce13"/>
          <table:table-cell table:style-name="ce13" office:value-type="string" calcext:value-type="string">
            <text:p>H = Binary Word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19/07/2017</text:p>
          </table:table-cell>
          <table:table-cell table:style-name="ce15" office:value-type="string" calcext:value-type="string">
            <text:p>TC 2017 ARG #02</text:p>
          </table:table-cell>
          <table:table-cell table:number-columns-repeated="7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4:.P24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24:.P24]; &quot;NH&quot;)" office:value-type="float" office:value="12" calcext:value-type="float">
            <text:p>12</text:p>
          </table:table-cell>
          <table:table-cell table:style-name="ce52" table:formula="of:=IF((COUNTIF([.$C24:.$P24]; &quot;A&quot;) +  COUNTIF([.$C24:.$P24]; &quot;B&quot;) + COUNTIF([.$C24:.$P24]; &quot;M&quot;) + COUNTIF([.$C24:.$P24]; &quot;I&quot;) + [.Q24] = [.S24]); &quot;CLEARED&quot;; COUNTIF([.$C24:.$P24]; &quot;A&quot;) +  COUNTIF([.$C24:.$P24]; &quot;B&quot;) + COUNTIF([.$C24:.$P24]; &quot;M&quot;) + COUNTIF([.$C24:.$P24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j.uci.cu/contest/contestview.xhtml?cid=1596" xlink:type="simple">http://coj.uci.cu/contest/contestview.xhtml?cid=1596</text:a></text:p>
          </table:table-cell>
          <table:table-cell table:style-name="ce13"/>
          <table:table-cell table:style-name="ce13" office:value-type="string" calcext:value-type="string">
            <text:p>H = Cow Coupons</text:p>
          </table:table-cell>
          <table:table-cell table:style-name="ce13" office:value-type="string" calcext:value-type="string">
            <text:p>K = Unchanged Picture</text:p>
          </table:table-cell>
          <table:table-cell table:style-name="ce13" office:value-type="string" calcext:value-type="string">
            <text:p>L = Kingdom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1/07/2017</text:p>
          </table:table-cell>
          <table:table-cell table:style-name="ce13" office:value-type="string" calcext:value-type="string">
            <text:p>TC 2017 ARG #03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25:.P25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25:.P25]; &quot;NH&quot;)" office:value-type="float" office:value="13" calcext:value-type="float">
            <text:p>13</text:p>
          </table:table-cell>
          <table:table-cell table:style-name="ce52" table:formula="of:=IF((COUNTIF([.$C25:.$P25]; &quot;A&quot;) +  COUNTIF([.$C25:.$P25]; &quot;B&quot;) + COUNTIF([.$C25:.$P25]; &quot;M&quot;) + COUNTIF([.$C25:.$P25]; &quot;I&quot;) + [.Q25] = [.S25]); &quot;CLEARED&quot;; COUNTIF([.$C25:.$P25]; &quot;A&quot;) +  COUNTIF([.$C25:.$P25]; &quot;B&quot;) + COUNTIF([.$C25:.$P25]; &quot;M&quot;) + COUNTIF([.$C25:.$P25]; &quot;I&quot;))" office:value-type="float" office:value="4" calcext:value-type="float">
            <text:p>4</text:p>
          </table:table-cell>
          <table:table-cell table:style-name="ce13" office:value-type="string" calcext:value-type="string">
            <text:p>https://a2oj.com/contest?ID=32630</text:p>
          </table:table-cell>
          <table:table-cell table:style-name="ce13"/>
          <table:table-cell table:style-name="ce13" office:value-type="string" calcext:value-type="string">
            <text:p>H = Hide and Seek</text:p>
          </table:table-cell>
          <table:table-cell table:style-name="ce13" office:value-type="string" calcext:value-type="string">
            <text:p>M = GCD Matrix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4/07/2017</text:p>
          </table:table-cell>
          <table:table-cell table:style-name="ce13" office:value-type="string" calcext:value-type="string">
            <text:p>TC 2017 ARG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6:.P26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26:.P26]; &quot;NH&quot;)" office:value-type="float" office:value="12" calcext:value-type="float">
            <text:p>12</text:p>
          </table:table-cell>
          <table:table-cell table:style-name="ce52" table:formula="of:=IF((COUNTIF([.$C26:.$P26]; &quot;A&quot;) +  COUNTIF([.$C26:.$P26]; &quot;B&quot;) + COUNTIF([.$C26:.$P26]; &quot;M&quot;) + COUNTIF([.$C26:.$P26]; &quot;I&quot;) + [.Q26] = [.S26]); &quot;CLEARED&quot;; COUNTIF([.$C26:.$P26]; &quot;A&quot;) +  COUNTIF([.$C26:.$P26]; &quot;B&quot;) + COUNTIF([.$C26:.$P26]; &quot;M&quot;) + COUNTIF([.$C26:.$P26]; &quot;I&quot;))" office:value-type="float" office:value="4" calcext:value-type="float">
            <text:p>4</text:p>
          </table:table-cell>
          <table:table-cell table:style-name="ce56" office:value-type="string" calcext:value-type="string">
            <text:p><text:a xlink:href="https://a2oj.com/contest?ID=32666" xlink:type="simple">https://a2oj.com/contest?ID=32666</text:a></text:p>
          </table:table-cell>
          <table:table-cell table:style-name="ce13"/>
          <table:table-cell table:style-name="ce58" office:value-type="string" calcext:value-type="string">
            <text:p>C = Carbon Copies</text:p>
          </table:table-cell>
          <table:table-cell table:style-name="ce13" office:value-type="string" calcext:value-type="string">
            <text:p>G = Roof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07/2017</text:p>
          </table:table-cell>
          <table:table-cell table:style-name="ce13" office:value-type="string" calcext:value-type="string">
            <text:p>TC 2017 ARG #0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style-name="ce43" table:formula="of:= COUNTIF([.C27:.P27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27:.P27]; &quot;NH&quot;)" office:value-type="float" office:value="14" calcext:value-type="float">
            <text:p>14</text:p>
          </table:table-cell>
          <table:table-cell table:style-name="ce52" table:formula="of:=IF((COUNTIF([.$C27:.$P27]; &quot;A&quot;) +  COUNTIF([.$C27:.$P27]; &quot;B&quot;) + COUNTIF([.$C27:.$P27]; &quot;M&quot;) + COUNTIF([.$C27:.$P27]; &quot;I&quot;) + [.Q27] = [.S27]); &quot;CLEARED&quot;; COUNTIF([.$C27:.$P27]; &quot;A&quot;) +  COUNTIF([.$C27:.$P27]; &quot;B&quot;) + COUNTIF([.$C27:.$P27]; &quot;M&quot;) + COUNTIF([.$C27:.$P27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<text:a xlink:href="https://a2oj.com/contest?ID=32695" xlink:type="simple">https://a2oj.com/contest?ID=32695</text:a></text:p>
          </table:table-cell>
          <table:table-cell table:style-name="ce13"/>
          <table:table-cell table:style-name="ce13" office:value-type="string" calcext:value-type="string">
            <text:p>K = Cave</text:p>
          </table:table-cell>
          <table:table-cell table:style-name="ce13" office:value-type="string" calcext:value-type="string">
            <text:p>L = Robotic Sort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6/07/2017</text:p>
          </table:table-cell>
          <table:table-cell table:style-name="ce13" office:value-type="string" calcext:value-type="string">
            <text:p>TC 2017 ARG #06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table:style-name="ce20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8:.P28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28:.P28]; &quot;NH&quot;)" office:value-type="float" office:value="12" calcext:value-type="float">
            <text:p>12</text:p>
          </table:table-cell>
          <table:table-cell table:style-name="ce52" table:formula="of:=IF((COUNTIF([.$C28:.$P28]; &quot;A&quot;) +  COUNTIF([.$C28:.$P28]; &quot;B&quot;) + COUNTIF([.$C28:.$P28]; &quot;M&quot;) + COUNTIF([.$C28:.$P28]; &quot;I&quot;) + [.Q28] = [.S28]); &quot;CLEARED&quot;; COUNTIF([.$C28:.$P28]; &quot;A&quot;) +  COUNTIF([.$C28:.$P28]; &quot;B&quot;) + COUNTIF([.$C28:.$P28]; &quot;M&quot;) + COUNTIF([.$C28:.$P28]; &quot;I&quot;))" office:value-type="float" office:value="3" calcext:value-type="float">
            <text:p>3</text:p>
          </table:table-cell>
          <table:table-cell table:style-name="ce56" office:value-type="string" calcext:value-type="string">
            <text:p><text:a xlink:href="http://coj.uci.cu/contest/contestview.xhtml?cid=1606" xlink:type="simple">http://coj.uci.cu/contest/contestview.xhtml?cid=1606</text:a></text:p>
          </table:table-cell>
          <table:table-cell table:style-name="ce13"/>
          <table:table-cell table:style-name="ce13" office:value-type="string" calcext:value-type="string">
            <text:p>A = Balanced Cow Subsets</text:p>
          </table:table-cell>
          <table:table-cell table:style-name="ce13" office:value-type="string" calcext:value-type="string">
            <text:p>I = Grid</text:p>
          </table:table-cell>
          <table:table-cell table:style-name="ce13"/>
          <table:table-cell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7/07/2017</text:p>
          </table:table-cell>
          <table:table-cell table:style-name="ce13" office:value-type="string" calcext:value-type="string">
            <text:p>TC 2017 ARG #07 (ARG vs MUNDO)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29:.P29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29:.P29]; &quot;NH&quot;)" office:value-type="float" office:value="12" calcext:value-type="float">
            <text:p>12</text:p>
          </table:table-cell>
          <table:table-cell table:style-name="ce52" table:formula="of:=IF((COUNTIF([.$C29:.$P29]; &quot;A&quot;) +  COUNTIF([.$C29:.$P29]; &quot;B&quot;) + COUNTIF([.$C29:.$P29]; &quot;M&quot;) + COUNTIF([.$C29:.$P29]; &quot;I&quot;) + [.Q29] = [.S29]); &quot;CLEARED&quot;; COUNTIF([.$C29:.$P29]; &quot;A&quot;) +  COUNTIF([.$C29:.$P29]; &quot;B&quot;) + COUNTIF([.$C29:.$P29]; &quot;M&quot;) + COUNTIF([.$C29:.$P29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j.uci.cu/contest/contestview.xhtml?cid=1601" xlink:type="simple">http://coj.uci.cu/contest/contestview.xhtml?cid=1601</text:a></text:p>
          </table:table-cell>
          <table:table-cell table:style-name="ce13"/>
          <table:table-cell table:style-name="ce13" office:value-type="string" calcext:value-type="string">
            <text:p>A = Race</text:p>
          </table:table-cell>
          <table:table-cell table:style-name="ce13" office:value-type="string" calcext:value-type="string">
            <text:p>H = Four Points</text:p>
          </table:table-cell>
          <table:table-cell table:style-name="ce13" office:value-type="string" calcext:value-type="string">
            <text:p>J = Integral Polygon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6/08/2017</text:p>
          </table:table-cell>
          <table:table-cell table:style-name="ce13" office:value-type="string" calcext:value-type="string">
            <text:p>NWERC 13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30:.P30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30:.P30]; &quot;NH&quot;)" office:value-type="float" office:value="10" calcext:value-type="float">
            <text:p>10</text:p>
          </table:table-cell>
          <table:table-cell table:style-name="ce52" table:formula="of:=IF((COUNTIF([.$C30:.$P30]; &quot;A&quot;) +  COUNTIF([.$C30:.$P30]; &quot;B&quot;) + COUNTIF([.$C30:.$P30]; &quot;M&quot;) + COUNTIF([.$C30:.$P30]; &quot;I&quot;) + [.Q30] = [.S30]); &quot;CLEARED&quot;; COUNTIF([.$C30:.$P30]; &quot;A&quot;) +  COUNTIF([.$C30:.$P30]; &quot;B&quot;) + COUNTIF([.$C30:.$P30]; &quot;M&quot;) + COUNTIF([.$C30:.$P30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405" xlink:type="simple">http://codeforces.com/gym/100405</text:a></text:p>
          </table:table-cell>
          <table:table-cell table:style-name="ce13"/>
          <table:table-cell table:style-name="ce13" office:value-type="string" calcext:value-type="string">
            <text:p>E = Exponential Towers</text:p>
          </table:table-cell>
          <table:table-cell table:style-name="ce13" office:value-type="string" calcext:value-type="string">
            <text:p>I = Infix to Prefix</text:p>
          </table:table-cell>
          <table:table-cell table:style-name="ce13" office:value-type="string" calcext:value-type="string">
            <text:p>J = Jingle Ball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/>
          <table:table-cell table:style-name="ce15" office:value-type="string" calcext:value-type="string">
            <text:p>Tap Brasilero o mexicano (RPC #n)</text:p>
          </table:table-cell>
          <table:table-cell table:number-columns-repeated="1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31:.P31]; &quot;S&quot;)" office:value-type="float" office:value="12" calcext:value-type="float">
            <text:p>12</text:p>
          </table:table-cell>
          <table:table-cell table:style-name="ce47" office:value-type="string" calcext:value-type="string">
            <text:p>de</text:p>
          </table:table-cell>
          <table:table-cell table:formula="of:=14-COUNTIF([.C31:.P31]; &quot;NH&quot;)" office:value-type="float" office:value="12" calcext:value-type="float">
            <text:p>12</text:p>
          </table:table-cell>
          <table:table-cell table:style-name="ce52" table:formula="of:=IF((COUNTIF([.$C31:.$P31]; &quot;A&quot;) +  COUNTIF([.$C31:.$P31]; &quot;B&quot;) + COUNTIF([.$C31:.$P31]; &quot;M&quot;) + COUNTIF([.$C31:.$P31]; &quot;I&quot;) + [.Q31] = [.S31]); &quot;CLEARED&quot;; COUNTIF([.$C31:.$P31]; &quot;A&quot;) +  COUNTIF([.$C31:.$P31]; &quot;B&quot;) + COUNTIF([.$C31:.$P31]; &quot;M&quot;) + COUNTIF([.$C31:.$P31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30/09/2017</text:p>
          </table:table-cell>
          <table:table-cell table:style-name="ce13" office:value-type="string" calcext:value-type="string">
            <text:p>Tap 201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32:.P32]; &quot;S&quot;)" office:value-type="float" office:value="8" calcext:value-type="float">
            <text:p>8</text:p>
          </table:table-cell>
          <table:table-cell table:style-name="ce47" office:value-type="string" calcext:value-type="string">
            <text:p>de</text:p>
          </table:table-cell>
          <table:table-cell table:formula="of:=14-COUNTIF([.C32:.P32]; &quot;NH&quot;)" office:value-type="float" office:value="12" calcext:value-type="float">
            <text:p>12</text:p>
          </table:table-cell>
          <table:table-cell table:style-name="ce52" table:formula="of:=IF((COUNTIF([.$C32:.$P32]; &quot;A&quot;) +  COUNTIF([.$C32:.$P32]; &quot;B&quot;) + COUNTIF([.$C32:.$P32]; &quot;M&quot;) + COUNTIF([.$C32:.$P32]; &quot;I&quot;) + [.Q32] = [.S32]); &quot;CLEARED&quot;; COUNTIF([.$C32:.$P32]; &quot;A&quot;) +  COUNTIF([.$C32:.$P32]; &quot;B&quot;) + COUNTIF([.$C32:.$P32]; &quot;M&quot;) + COUNTIF([.$C32:.$P32]; &quot;I&quot;))" office:value-type="string" office:string-value="CLEARED" calcext:value-type="string">
            <text:p>CLEARED</text:p>
          </table:table-cell>
          <table:table-cell table:style-name="ce13" table:number-columns-repeated="146"/>
          <table:table-cell table:number-columns-repeated="858"/>
        </table:table-row>
        <table:table-row table:style-name="ro4">
          <table:table-cell table:style-name="ce1" office:value-type="string" calcext:value-type="string">
            <text:p>07/10/2017</text:p>
          </table:table-cell>
          <table:table-cell table:style-name="ce13" office:value-type="string" calcext:value-type="string">
            <text:p>14/15 Petrozavodsk Winter TC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33:.P33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33:.P33]; &quot;NH&quot;)" office:value-type="float" office:value="10" calcext:value-type="float">
            <text:p>10</text:p>
          </table:table-cell>
          <table:table-cell table:style-name="ce52" table:formula="of:=IF((COUNTIF([.$C33:.$P33]; &quot;A&quot;) +  COUNTIF([.$C33:.$P33]; &quot;B&quot;) + COUNTIF([.$C33:.$P33]; &quot;M&quot;) + COUNTIF([.$C33:.$P33]; &quot;I&quot;) + [.Q33] = [.S33]); &quot;CLEARED&quot;; COUNTIF([.$C33:.$P33]; &quot;A&quot;) +  COUNTIF([.$C33:.$P33]; &quot;B&quot;) + COUNTIF([.$C33:.$P33]; &quot;M&quot;) + COUNTIF([.$C33:.$P33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958" xlink:type="simple">http://codeforces.com/gym/100958</text:a></text:p>
          </table:table-cell>
          <table:table-cell table:style-name="ce13"/>
          <table:table-cell table:style-name="ce13" office:value-type="string" calcext:value-type="string">
            <text:p>B = Dictionary</text:p>
          </table:table-cell>
          <table:table-cell table:style-name="ce58" office:value-type="string" calcext:value-type="string">
            <text:p>J = Hyperrectangl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18/10/2017</text:p>
          </table:table-cell>
          <table:table-cell table:style-name="ce13" office:value-type="string" calcext:value-type="string">
            <text:p>NWERC 10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34:.P34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34:.P34]; &quot;NH&quot;)" office:value-type="float" office:value="10" calcext:value-type="float">
            <text:p>10</text:p>
          </table:table-cell>
          <table:table-cell table:style-name="ce52" table:formula="of:=IF((COUNTIF([.$C34:.$P34]; &quot;A&quot;) +  COUNTIF([.$C34:.$P34]; &quot;B&quot;) + COUNTIF([.$C34:.$P34]; &quot;M&quot;) + COUNTIF([.$C34:.$P34]; &quot;I&quot;) + [.Q34] = [.S34]); &quot;CLEARED&quot;; COUNTIF([.$C34:.$P34]; &quot;A&quot;) +  COUNTIF([.$C34:.$P34]; &quot;B&quot;) + COUNTIF([.$C34:.$P34]; &quot;M&quot;) + COUNTIF([.$C34:.$P34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1404" xlink:type="simple">http://codeforces.com/gym/101404</text:a></text:p>
          </table:table-cell>
          <table:table-cell table:style-name="ce13"/>
          <table:table-cell table:style-name="ce13" office:value-type="string" calcext:value-type="string">
            <text:p>D = Hill Driving</text:p>
          </table:table-cell>
          <table:table-cell table:style-name="ce58" office:value-type="string" calcext:value-type="string">
            <text:p>G = Sellling Land</text:p>
          </table:table-cell>
          <table:table-cell table:style-name="ce13" table:number-columns-repeated="142"/>
          <table:table-cell table:number-columns-repeated="858"/>
        </table:table-row>
        <table:table-row table:style-name="ro6">
          <table:table-cell table:style-name="ce1" office:value-type="string" calcext:value-type="string">
            <text:p>28/10/2017</text:p>
          </table:table-cell>
          <table:table-cell table:style-name="ce13" office:value-type="string" calcext:value-type="string">
            <text:p>NEERC 2017 Southern Subregional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35:.P35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35:.P35]; &quot;NH&quot;)" office:value-type="float" office:value="13" calcext:value-type="float">
            <text:p>13</text:p>
          </table:table-cell>
          <table:table-cell table:style-name="ce52" table:formula="of:=IF((COUNTIF([.$C35:.$P35]; &quot;A&quot;) +  COUNTIF([.$C35:.$P35]; &quot;B&quot;) + COUNTIF([.$C35:.$P35]; &quot;M&quot;) + COUNTIF([.$C35:.$P35]; &quot;I&quot;) + [.Q35] = [.S35]); &quot;CLEARED&quot;; COUNTIF([.$C35:.$P35]; &quot;A&quot;) +  COUNTIF([.$C35:.$P35]; &quot;B&quot;) + COUNTIF([.$C35:.$P35]; &quot;M&quot;) + COUNTIF([.$C35:.$P35]; &quot;I&quot;))" office:value-type="float" office:value="3" calcext:value-type="float">
            <text:p>3</text:p>
          </table:table-cell>
          <table:table-cell table:style-name="ce56" office:value-type="string" calcext:value-type="string">
            <text:p><text:a xlink:href="http://codeforces.com/contest/883" xlink:type="simple">http://codeforces.com/contest/883</text:a></text:p>
          </table:table-cell>
          <table:table-cell/>
          <table:table-cell table:style-name="ce13" office:value-type="string" calcext:value-type="string">
            <text:p>B = Berland Army</text:p>
          </table:table-cell>
          <table:table-cell table:style-name="ce58" office:value-type="string" calcext:value-type="string">
            <text:p>L = Berland Taxi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7">
          <table:table-cell table:style-name="ce1" office:value-type="string" calcext:value-type="string">
            <text:p>30/10/2017</text:p>
          </table:table-cell>
          <table:table-cell table:style-name="ce16" office:value-type="string" calcext:value-type="string">
            <text:p>NWERC 2015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36:.P36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36:.P36]; &quot;NH&quot;)" office:value-type="float" office:value="11" calcext:value-type="float">
            <text:p>11</text:p>
          </table:table-cell>
          <table:table-cell table:style-name="ce52" table:formula="of:=IF((COUNTIF([.$C36:.$P36]; &quot;A&quot;) +  COUNTIF([.$C36:.$P36]; &quot;B&quot;) + COUNTIF([.$C36:.$P36]; &quot;M&quot;) + COUNTIF([.$C36:.$P36]; &quot;I&quot;) + [.Q36] = [.S36]); &quot;CLEARED&quot;; COUNTIF([.$C36:.$P36]; &quot;A&quot;) +  COUNTIF([.$C36:.$P36]; &quot;B&quot;) + COUNTIF([.$C36:.$P36]; &quot;M&quot;) + COUNTIF([.$C36:.$P36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1485" xlink:type="simple">http://codeforces.com/gym/101485</text:a></text:p>
          </table:table-cell>
          <table:table-cell table:style-name="ce13"/>
          <table:table-cell table:style-name="ce58" office:value-type="string" calcext:value-type="string">
            <text:p>B = Better Productivity</text:p>
          </table:table-cell>
          <table:table-cell table:style-name="ce13" office:value-type="string" calcext:value-type="string">
            <text:p>H = Hole In One</text:p>
          </table:table-cell>
          <table:table-cell table:style-name="ce13" table:number-columns-repeated="142"/>
          <table:table-cell table:number-columns-repeated="858"/>
        </table:table-row>
        <table:table-row table:style-name="ro7">
          <table:table-cell table:style-name="ce1" office:value-type="string" calcext:value-type="string">
            <text:p>11/11/2017</text:p>
          </table:table-cell>
          <table:table-cell table:style-name="ce16" office:value-type="string" calcext:value-type="string">
            <text:p>NEERC 2017 Northern Subregional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37:.P37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37:.P37]; &quot;NH&quot;)" office:value-type="float" office:value="12" calcext:value-type="float">
            <text:p>12</text:p>
          </table:table-cell>
          <table:table-cell table:style-name="ce52" table:formula="of:=IF((COUNTIF([.$C37:.$P37]; &quot;A&quot;) +  COUNTIF([.$C37:.$P37]; &quot;B&quot;) + COUNTIF([.$C37:.$P37]; &quot;M&quot;) + COUNTIF([.$C37:.$P37]; &quot;I&quot;) + [.Q37] = [.S37]); &quot;CLEARED&quot;; COUNTIF([.$C37:.$P37]; &quot;A&quot;) +  COUNTIF([.$C37:.$P37]; &quot;B&quot;) + COUNTIF([.$C37:.$P37]; &quot;M&quot;) + COUNTIF([.$C37:.$P37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612" xlink:type="simple">http://codeforces.com/gym/101612</text:a></text:p>
          </table:table-cell>
          <table:table-cell table:style-name="ce13"/>
          <table:table-cell table:style-name="ce13" office:value-type="string" calcext:value-type="string">
            <text:p>D = Dividing Marbles</text:p>
          </table:table-cell>
          <table:table-cell table:style-name="ce13" office:value-type="string" calcext:value-type="string">
            <text:p>E = Equal Numbers</text:p>
          </table:table-cell>
          <table:table-cell table:style-name="ce13" office:value-type="string" calcext:value-type="string">
            <text:p>H = Hidden Supervisor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15/11/2017</text:p>
          </table:table-cell>
          <table:table-cell table:style-name="ce16" office:value-type="string" calcext:value-type="string">
            <text:p>UKIEPC 2017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A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38:.P38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38:.P38]; &quot;NH&quot;)" office:value-type="float" office:value="12" calcext:value-type="float">
            <text:p>12</text:p>
          </table:table-cell>
          <table:table-cell table:style-name="ce52" table:formula="of:=IF((COUNTIF([.$C38:.$P38]; &quot;A&quot;) +  COUNTIF([.$C38:.$P38]; &quot;B&quot;) + COUNTIF([.$C38:.$P38]; &quot;M&quot;) + COUNTIF([.$C38:.$P38]; &quot;I&quot;) + [.Q38] = [.S38]); &quot;CLEARED&quot;; COUNTIF([.$C38:.$P38]; &quot;A&quot;) +  COUNTIF([.$C38:.$P38]; &quot;B&quot;) + COUNTIF([.$C38:.$P38]; &quot;M&quot;) + COUNTIF([.$C38:.$P38]; &quot;I&quot;))" office:value-type="string" office:string-value="CLEARED" calcext:value-type="string">
            <text:p>CLEARED</text:p>
          </table:table-cell>
          <table:table-cell table:style-name="ce56" office:value-type="string" calcext:value-type="string">
            <text:p><text:a xlink:href="http://codeforces.com/gym/101606" xlink:type="simple">http://codeforces.com/gym/101606</text:a></text:p>
          </table:table-cell>
          <table:table-cell table:style-name="ce13"/>
          <table:table-cell table:style-name="ce13" office:value-type="string" calcext:value-type="string">
            <text:p>G = Gentlebot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0/11/2017</text:p>
          </table:table-cell>
          <table:table-cell table:style-name="ce13" office:value-type="string" calcext:value-type="string">
            <text:p>ICPC Regional Latin America 2017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6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39:.P39]; &quot;S&quot;)" office:value-type="float" office:value="8" calcext:value-type="float">
            <text:p>8</text:p>
          </table:table-cell>
          <table:table-cell table:style-name="ce47" office:value-type="string" calcext:value-type="string">
            <text:p>de</text:p>
          </table:table-cell>
          <table:table-cell table:formula="of:=14-COUNTIF([.C39:.P39]; &quot;NH&quot;)" office:value-type="float" office:value="13" calcext:value-type="float">
            <text:p>13</text:p>
          </table:table-cell>
          <table:table-cell table:style-name="ce52" table:formula="of:=IF((COUNTIF([.$C39:.$P39]; &quot;A&quot;) +  COUNTIF([.$C39:.$P39]; &quot;B&quot;) + COUNTIF([.$C39:.$P39]; &quot;M&quot;) + COUNTIF([.$C39:.$P39]; &quot;I&quot;) + [.Q39] = [.S39]); &quot;CLEARED&quot;; COUNTIF([.$C39:.$P39]; &quot;A&quot;) +  COUNTIF([.$C39:.$P39]; &quot;B&quot;) + COUNTIF([.$C39:.$P39]; &quot;M&quot;) + COUNTIF([.$C39:.$P39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matcomgrader.com/contest/standing/6227" xlink:type="simple">http://matcomgrader.com/contest/standing/6227</text:a></text:p>
          </table:table-cell>
          <table:table-cell table:style-name="ce13"/>
          <table:table-cell table:style-name="ce58" office:value-type="string" calcext:value-type="string">
            <text:p>L = Linearville</text:p>
          </table:table-cell>
          <table:table-cell table:style-name="ce13" office:value-type="string" calcext:value-type="string">
            <text:p>M = Marbleco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5/11/2017</text:p>
          </table:table-cell>
          <table:table-cell table:style-name="ce13" office:value-type="string" calcext:value-type="string">
            <text:p>RPC #14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40:.P40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40:.P40]; &quot;NH&quot;)" office:value-type="float" office:value="10" calcext:value-type="float">
            <text:p>10</text:p>
          </table:table-cell>
          <table:table-cell table:style-name="ce52" table:formula="of:=IF((COUNTIF([.$C40:.$P40]; &quot;A&quot;) +  COUNTIF([.$C40:.$P40]; &quot;B&quot;) + COUNTIF([.$C40:.$P40]; &quot;M&quot;) + COUNTIF([.$C40:.$P40]; &quot;I&quot;) + [.Q40] = [.S40]); &quot;CLEARED&quot;; COUNTIF([.$C40:.$P40]; &quot;A&quot;) +  COUNTIF([.$C40:.$P40]; &quot;B&quot;) + COUNTIF([.$C40:.$P40]; &quot;M&quot;) + COUNTIF([.$C40:.$P40]; &quot;I&quot;))" office:value-type="float" office:value="0" calcext:value-type="float">
            <text:p>0</text:p>
          </table:table-cell>
          <table:table-cell table:style-name="ce13" office:value-type="string" calcext:value-type="string">
            <text:p>http://redprogramacioncompetitiva.com/contests/2017/14/</text:p>
          </table:table-cell>
          <table:table-cell table:style-name="ce13"/>
          <table:table-cell table:style-name="ce13" office:value-type="string" calcext:value-type="string">
            <text:p>D = Rotating Display</text:p>
          </table:table-cell>
          <table:table-cell table:style-name="ce13" office:value-type="string" calcext:value-type="string">
            <text:p>E = Fence</text:p>
          </table:table-cell>
          <table:table-cell table:style-name="ce13" office:value-type="string" calcext:value-type="string">
            <text:p>F = Tree Stands</text:p>
          </table:table-cell>
          <table:table-cell table:style-name="ce13" office:value-type="string" calcext:value-type="string">
            <text:p>G = Orchard Divisio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02/12/2017</text:p>
          </table:table-cell>
          <table:table-cell table:style-name="ce13" office:value-type="string" calcext:value-type="string">
            <text:p>SWERC 15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41:.P41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41:.P41]; &quot;NH&quot;)" office:value-type="float" office:value="10" calcext:value-type="float">
            <text:p>10</text:p>
          </table:table-cell>
          <table:table-cell table:style-name="ce52" table:formula="of:=IF((COUNTIF([.$C41:.$P41]; &quot;A&quot;) +  COUNTIF([.$C41:.$P41]; &quot;B&quot;) + COUNTIF([.$C41:.$P41]; &quot;M&quot;) + COUNTIF([.$C41:.$P41]; &quot;I&quot;) + [.Q41] = [.S41]); &quot;CLEARED&quot;; COUNTIF([.$C41:.$P41]; &quot;A&quot;) +  COUNTIF([.$C41:.$P41]; &quot;B&quot;) + COUNTIF([.$C41:.$P41]; &quot;M&quot;) + COUNTIF([.$C41:.$P41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128" xlink:type="simple">http://codeforces.com/gym/101128</text:a></text:p>
          </table:table-cell>
          <table:table-cell table:style-name="ce13"/>
          <table:table-cell table:style-name="ce13" office:value-type="string" calcext:value-type="string">
            <text:p>A = Promotions</text:p>
          </table:table-cell>
          <table:table-cell table:style-name="ce58" office:value-type="string" calcext:value-type="string">
            <text:p>F = Landscap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08/12/2017</text:p>
          </table:table-cell>
          <table:table-cell table:style-name="ce13" office:value-type="string" calcext:value-type="string">
            <text:p>NWERC 14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42:.P42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42:.P42]; &quot;NH&quot;)" office:value-type="float" office:value="11" calcext:value-type="float">
            <text:p>11</text:p>
          </table:table-cell>
          <table:table-cell table:style-name="ce52" table:formula="of:=IF((COUNTIF([.$C42:.$P42]; &quot;A&quot;) +  COUNTIF([.$C42:.$P42]; &quot;B&quot;) + COUNTIF([.$C42:.$P42]; &quot;M&quot;) + COUNTIF([.$C42:.$P42]; &quot;I&quot;) + [.Q42] = [.S42]); &quot;CLEARED&quot;; COUNTIF([.$C42:.$P42]; &quot;A&quot;) +  COUNTIF([.$C42:.$P42]; &quot;B&quot;) + COUNTIF([.$C42:.$P42]; &quot;M&quot;) + COUNTIF([.$C42:.$P42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482" xlink:type="simple">http://codeforces.com/gym/101482</text:a></text:p>
          </table:table-cell>
          <table:table-cell table:style-name="ce13"/>
          <table:table-cell table:style-name="ce13" office:value-type="string" calcext:value-type="string">
            <text:p>G = Gathering</text:p>
          </table:table-cell>
          <table:table-cell table:style-name="ce13" office:value-type="string" calcext:value-type="string">
            <text:p>I = Indoorienteering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51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" office:value-type="string" calcext:value-type="string">
            <text:p>15/01/2018</text:p>
          </table:table-cell>
          <table:table-cell table:style-name="ce13" office:value-type="string" calcext:value-type="string">
            <text:p>ICPC Regional Latin America 200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44:.P44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44:.P44]; &quot;NH&quot;)" office:value-type="float" office:value="11" calcext:value-type="float">
            <text:p>11</text:p>
          </table:table-cell>
          <table:table-cell table:style-name="ce52" table:formula="of:=IF((COUNTIF([.$C44:.$P44]; &quot;A&quot;) +  COUNTIF([.$C44:.$P44]; &quot;B&quot;) + COUNTIF([.$C44:.$P44]; &quot;M&quot;) + COUNTIF([.$C44:.$P44]; &quot;I&quot;) + [.Q44] = [.S44]); &quot;CLEARED&quot;; COUNTIF([.$C44:.$P44]; &quot;A&quot;) +  COUNTIF([.$C44:.$P44]; &quot;B&quot;) + COUNTIF([.$C44:.$P44]; &quot;M&quot;) + COUNTIF([.$C44:.$P44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matcomgrader.com/contest/problems/6219" xlink:type="simple">http://matcomgrader.com/contest/problems/6219</text:a></text:p>
          </table:table-cell>
          <table:table-cell table:style-name="ce13"/>
          <table:table-cell table:style-name="ce58" office:value-type="string" calcext:value-type="string">
            <text:p>F = File Recover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" office:value-type="string" calcext:value-type="string">
            <text:p>23/01/2018</text:p>
          </table:table-cell>
          <table:table-cell table:style-name="ce13" office:value-type="string" calcext:value-type="string">
            <text:p>TC 2018 BRA #02</text:p>
          </table:table-cell>
          <table:table-cell table:style-name="ce19" office:value-type="string" calcext:value-type="string">
            <text:p>B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B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U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45:.P45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45:.P45]; &quot;NH&quot;)" office:value-type="float" office:value="10" calcext:value-type="float">
            <text:p>10</text:p>
          </table:table-cell>
          <table:table-cell table:style-name="ce52" table:formula="of:=IF((COUNTIF([.$C45:.$P45]; &quot;A&quot;) +  COUNTIF([.$C45:.$P45]; &quot;B&quot;) + COUNTIF([.$C45:.$P45]; &quot;M&quot;) + COUNTIF([.$C45:.$P45]; &quot;I&quot;) + [.Q45] = [.S45]); &quot;CLEARED&quot;; COUNTIF([.$C45:.$P45]; &quot;A&quot;) +  COUNTIF([.$C45:.$P45]; &quot;B&quot;) + COUNTIF([.$C45:.$P45]; &quot;M&quot;) + COUNTIF([.$C45:.$P45]; &quot;I&quot;))" office:value-type="float" office:value="4" calcext:value-type="float">
            <text:p>4</text:p>
          </table:table-cell>
          <table:table-cell table:style-name="ce56" office:value-type="string" calcext:value-type="string">
            <text:p><text:a xlink:href="http://codeforces.com/group/3qadGzUdR4/contest/101707" xlink:type="simple">http://codeforces.com/group/3qadGzUdR4/contest/101707</text:a></text:p>
          </table:table-cell>
          <table:table-cell table:style-name="ce13"/>
          <table:table-cell table:style-name="ce13" office:value-type="string" calcext:value-type="string">
            <text:p>G = Largest Quad</text:p>
          </table:table-cell>
          <table:table-cell table:style-name="ce13" office:value-type="string" calcext:value-type="string">
            <text:p>I = Most Far</text:p>
          </table:table-cell>
          <table:table-cell table:style-name="ce13" office:value-type="string" calcext:value-type="string">
            <text:p>J = Circle Cov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4/01/2018</text:p>
          </table:table-cell>
          <table:table-cell table:style-name="ce13" office:value-type="string" calcext:value-type="string">
            <text:p>TC 2018 BRA #03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46:.P46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46:.P46]; &quot;NH&quot;)" office:value-type="float" office:value="12" calcext:value-type="float">
            <text:p>12</text:p>
          </table:table-cell>
          <table:table-cell table:style-name="ce52" table:formula="of:=IF((COUNTIF([.$C46:.$P46]; &quot;A&quot;) +  COUNTIF([.$C46:.$P46]; &quot;B&quot;) + COUNTIF([.$C46:.$P46]; &quot;M&quot;) + COUNTIF([.$C46:.$P46]; &quot;I&quot;) + [.Q46] = [.S46]); &quot;CLEARED&quot;; COUNTIF([.$C46:.$P46]; &quot;A&quot;) +  COUNTIF([.$C46:.$P46]; &quot;B&quot;) + COUNTIF([.$C46:.$P46]; &quot;M&quot;) + COUNTIF([.$C46:.$P46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roup/3qadGzUdR4/contest/219464" xlink:type="simple">http://codeforces.com/group/3qadGzUdR4/contest/219464</text:a></text:p>
          </table:table-cell>
          <table:table-cell table:style-name="ce13"/>
          <table:table-cell table:style-name="ce13" office:value-type="string" calcext:value-type="string">
            <text:p>F = Flight To Mars</text:p>
          </table:table-cell>
          <table:table-cell table:style-name="ce13" office:value-type="string" calcext:value-type="string">
            <text:p>H = Hadron Trip</text:p>
          </table:table-cell>
          <table:table-cell table:style-name="ce13" office:value-type="string" calcext:value-type="string">
            <text:p>K = Klondlike Trip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" office:value-type="string" calcext:value-type="string">
            <text:p>26/01/2018</text:p>
          </table:table-cell>
          <table:table-cell table:style-name="ce13" office:value-type="string" calcext:value-type="string">
            <text:p>TC 2018 BRA #04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47:.P47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47:.P47]; &quot;NH&quot;)" office:value-type="float" office:value="11" calcext:value-type="float">
            <text:p>11</text:p>
          </table:table-cell>
          <table:table-cell table:style-name="ce52" table:formula="of:=IF((COUNTIF([.$C47:.$P47]; &quot;A&quot;) +  COUNTIF([.$C47:.$P47]; &quot;B&quot;) + COUNTIF([.$C47:.$P47]; &quot;M&quot;) + COUNTIF([.$C47:.$P47]; &quot;I&quot;) + [.Q47] = [.S47]); &quot;CLEARED&quot;; COUNTIF([.$C47:.$P47]; &quot;A&quot;) +  COUNTIF([.$C47:.$P47]; &quot;B&quot;) + COUNTIF([.$C47:.$P47]; &quot;M&quot;) + COUNTIF([.$C47:.$P47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roup/3qadGzUdR4/contest/219560" xlink:type="simple">http://codeforces.com/group/3qadGzUdR4/contest/219560</text:a></text:p>
          </table:table-cell>
          <table:table-cell table:style-name="ce13"/>
          <table:table-cell table:style-name="ce58" office:value-type="string" calcext:value-type="string">
            <text:p>D = Drive Through MegaCity</text:p>
          </table:table-cell>
          <table:table-cell table:style-name="ce58" office:value-type="string" calcext:value-type="string">
            <text:p>K = KINA Is Not Abbreviatio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7/01/2018</text:p>
          </table:table-cell>
          <table:table-cell table:style-name="ce13" office:value-type="string" calcext:value-type="string">
            <text:p>TC 2018 BRA #05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43" table:formula="of:= COUNTIF([.C48:.P48]; &quot;S&quot;)" office:value-type="float" office:value="6" calcext:value-type="float">
            <text:p>6</text:p>
          </table:table-cell>
          <table:table-cell table:style-name="ce47" office:value-type="string" calcext:value-type="string">
            <text:p>de</text:p>
          </table:table-cell>
          <table:table-cell table:formula="of:=14-COUNTIF([.C48:.P48]; &quot;NH&quot;)" office:value-type="float" office:value="9" calcext:value-type="float">
            <text:p>9</text:p>
          </table:table-cell>
          <table:table-cell table:style-name="ce52" table:formula="of:=IF((COUNTIF([.$C48:.$P48]; &quot;A&quot;) +  COUNTIF([.$C48:.$P48]; &quot;B&quot;) + COUNTIF([.$C48:.$P48]; &quot;M&quot;) + COUNTIF([.$C48:.$P48]; &quot;I&quot;) + [.Q48] = [.S48]); &quot;CLEARED&quot;; COUNTIF([.$C48:.$P48]; &quot;A&quot;) +  COUNTIF([.$C48:.$P48]; &quot;B&quot;) + COUNTIF([.$C48:.$P48]; &quot;M&quot;) + COUNTIF([.$C48:.$P48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roup/3qadGzUdR4/contest/101711" xlink:type="simple">http://codeforces.com/group/3qadGzUdR4/contest/101711</text:a></text:p>
          </table:table-cell>
          <table:table-cell table:style-name="ce13"/>
          <table:table-cell table:style-name="ce13" office:value-type="string" calcext:value-type="string">
            <text:p>A = Two Strings</text:p>
          </table:table-cell>
          <table:table-cell table:style-name="ce13" office:value-type="string" calcext:value-type="string">
            <text:p>F = Censored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" office:value-type="string" calcext:value-type="string">
            <text:p>29/01/2018</text:p>
          </table:table-cell>
          <table:table-cell table:style-name="ce13" office:value-type="string" calcext:value-type="string">
            <text:p>TC 2018 BRA #06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B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49:.P49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49:.P49]; &quot;NH&quot;)" office:value-type="float" office:value="11" calcext:value-type="float">
            <text:p>11</text:p>
          </table:table-cell>
          <table:table-cell table:style-name="ce52" table:formula="of:=IF((COUNTIF([.$C49:.$P49]; &quot;A&quot;) +  COUNTIF([.$C49:.$P49]; &quot;B&quot;) + COUNTIF([.$C49:.$P49]; &quot;M&quot;) + COUNTIF([.$C49:.$P49]; &quot;I&quot;) + [.Q49] = [.S49]); &quot;CLEARED&quot;; COUNTIF([.$C49:.$P49]; &quot;A&quot;) +  COUNTIF([.$C49:.$P49]; &quot;B&quot;) + COUNTIF([.$C49:.$P49]; &quot;M&quot;) + COUNTIF([.$C49:.$P49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58" office:value-type="string" calcext:value-type="string">
            <text:p>C = Nim With a Twist</text:p>
          </table:table-cell>
          <table:table-cell table:style-name="ce58" office:value-type="string" calcext:value-type="string">
            <text:p>H = Cloakroom</text:p>
          </table:table-cell>
          <table:table-cell table:style-name="ce58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0/01/2018</text:p>
          </table:table-cell>
          <table:table-cell table:style-name="ce13" office:value-type="string" calcext:value-type="string">
            <text:p>TC 2018 BRA #07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20"/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50:.P50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50:.P50]; &quot;NH&quot;)" office:value-type="float" office:value="12" calcext:value-type="float">
            <text:p>12</text:p>
          </table:table-cell>
          <table:table-cell table:style-name="ce52" table:formula="of:=IF((COUNTIF([.$C50:.$P50]; &quot;A&quot;) +  COUNTIF([.$C50:.$P50]; &quot;B&quot;) + COUNTIF([.$C50:.$P50]; &quot;M&quot;) + COUNTIF([.$C50:.$P50]; &quot;I&quot;) + [.Q50] = [.S50]); &quot;CLEARED&quot;; COUNTIF([.$C50:.$P50]; &quot;A&quot;) +  COUNTIF([.$C50:.$P50]; &quot;B&quot;) + COUNTIF([.$C50:.$P50]; &quot;M&quot;) + COUNTIF([.$C50:.$P50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58" office:value-type="string" calcext:value-type="string">
            <text:p>A = Album of Numbers</text:p>
          </table:table-cell>
          <table:table-cell table:style-name="ce58" office:value-type="string" calcext:value-type="string">
            <text:p>G = Board Game</text:p>
          </table:table-cell>
          <table:table-cell table:style-name="ce58" office:value-type="string" calcext:value-type="string">
            <text:p>K = Blocks</text:p>
          </table:table-cell>
          <table:table-cell table:style-name="ce58" office:value-type="string" calcext:value-type="string">
            <text:p>L = Postman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31/01/2018</text:p>
          </table:table-cell>
          <table:table-cell table:style-name="ce13" office:value-type="string" calcext:value-type="string">
            <text:p>TC 2018 BRA #08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51:.P51]; &quot;S&quot;)" office:value-type="float" office:value="2" calcext:value-type="float">
            <text:p>2</text:p>
          </table:table-cell>
          <table:table-cell table:style-name="ce47" office:value-type="string" calcext:value-type="string">
            <text:p>de</text:p>
          </table:table-cell>
          <table:table-cell table:formula="of:=14-COUNTIF([.C51:.P51]; &quot;NH&quot;)" office:value-type="float" office:value="10" calcext:value-type="float">
            <text:p>10</text:p>
          </table:table-cell>
          <table:table-cell table:style-name="ce52" table:formula="of:=IF((COUNTIF([.$C51:.$P51]; &quot;A&quot;) +  COUNTIF([.$C51:.$P51]; &quot;B&quot;) + COUNTIF([.$C51:.$P51]; &quot;M&quot;) + COUNTIF([.$C51:.$P51]; &quot;I&quot;) + [.Q51] = [.S51]); &quot;CLEARED&quot;; COUNTIF([.$C51:.$P51]; &quot;A&quot;) +  COUNTIF([.$C51:.$P51]; &quot;B&quot;) + COUNTIF([.$C51:.$P51]; &quot;M&quot;) + COUNTIF([.$C51:.$P51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58" office:value-type="string" calcext:value-type="string">
            <text:p>A = Game</text:p>
          </table:table-cell>
          <table:table-cell table:style-name="ce58" office:value-type="string" calcext:value-type="string">
            <text:p>E = Furniture</text:p>
          </table:table-cell>
          <table:table-cell table:style-name="ce58" office:value-type="string" calcext:value-type="string">
            <text:p>H = Return of the Cliquers</text:p>
          </table:table-cell>
          <table:table-cell table:style-name="ce58" office:value-type="string" calcext:value-type="string">
            <text:p>I = Variety</text:p>
          </table:table-cell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0" office:value-type="date" office:date-value="2018-02-02" calcext:value-type="date">
            <text:p>2/2/2018</text:p>
          </table:table-cell>
          <table:table-cell table:style-name="ce13" office:value-type="string" calcext:value-type="string">
            <text:p>TC 2018 BRA #09</text:p>
          </table:table-cell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20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52:.P52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52:.P52]; &quot;NH&quot;)" office:value-type="float" office:value="12" calcext:value-type="float">
            <text:p>12</text:p>
          </table:table-cell>
          <table:table-cell table:style-name="ce52" table:formula="of:=IF((COUNTIF([.$C52:.$P52]; &quot;A&quot;) +  COUNTIF([.$C52:.$P52]; &quot;B&quot;) + COUNTIF([.$C52:.$P52]; &quot;M&quot;) + COUNTIF([.$C52:.$P52]; &quot;I&quot;) + [.Q52] = [.S52]); &quot;CLEARED&quot;; COUNTIF([.$C52:.$P52]; &quot;A&quot;) +  COUNTIF([.$C52:.$P52]; &quot;B&quot;) + COUNTIF([.$C52:.$P52]; &quot;M&quot;) + COUNTIF([.$C52:.$P52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s://sio2.mimuw.edu.pl/c/brazil-2018-day1/p/" xlink:type="simple">https://sio2.mimuw.edu.pl/c/brazil-2018-day1/p/</text:a></text:p>
          </table:table-cell>
          <table:table-cell table:style-name="ce13"/>
          <table:table-cell table:style-name="ce58" office:value-type="string" calcext:value-type="string">
            <text:p>E = Taxi</text:p>
          </table:table-cell>
          <table:table-cell table:style-name="ce58" office:value-type="string" calcext:value-type="string">
            <text:p>H = Anagrams</text:p>
          </table:table-cell>
          <table:table-cell table:style-name="ce58" table:number-columns-repeated="2"/>
          <table:table-cell table:style-name="ce13" table:number-columns-repeated="140"/>
          <table:table-cell table:number-columns-repeated="858"/>
        </table:table-row>
        <table:table-row table:style-name="ro4">
          <table:table-cell table:style-name="ce1" office:value-type="string" calcext:value-type="string">
            <text:p>24/02/2018</text:p>
          </table:table-cell>
          <table:table-cell table:style-name="ce13" office:value-type="string" calcext:value-type="string">
            <text:p>NEERC 17</text:p>
          </table:table-cell>
          <table:table-cell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N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53:.P53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53:.P53]; &quot;NH&quot;)" office:value-type="float" office:value="12" calcext:value-type="float">
            <text:p>12</text:p>
          </table:table-cell>
          <table:table-cell table:style-name="ce52" table:formula="of:=IF((COUNTIF([.$C53:.$P53]; &quot;A&quot;) +  COUNTIF([.$C53:.$P53]; &quot;B&quot;) + COUNTIF([.$C53:.$P53]; &quot;M&quot;) + COUNTIF([.$C53:.$P53]; &quot;I&quot;) + [.Q53] = [.S53]); &quot;CLEARED&quot;; COUNTIF([.$C53:.$P53]; &quot;A&quot;) +  COUNTIF([.$C53:.$P53]; &quot;B&quot;) + COUNTIF([.$C53:.$P53]; &quot;M&quot;) + COUNTIF([.$C53:.$P53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630" xlink:type="simple">http://codeforces.com/gym/101630</text:a></text:p>
          </table:table-cell>
          <table:table-cell table:style-name="ce13"/>
          <table:table-cell table:style-name="ce13" office:value-type="string" calcext:value-type="string">
            <text:p>A = Archery Tournament</text:p>
          </table:table-cell>
          <table:table-cell table:style-name="ce58" office:value-type="string" calcext:value-type="string">
            <text:p>L = Laminar Family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03" calcext:value-type="date">
            <text:p>3/3/2018</text:p>
          </table:table-cell>
          <table:table-cell table:style-name="ce13" office:value-type="string" calcext:value-type="string">
            <text:p>UKIEPC 2015</text:p>
          </table:table-cell>
          <table:table-cell table:style-name="ce19" office:value-type="string" calcext:value-type="string">
            <text:p>M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54:.P54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54:.P54]; &quot;NH&quot;)" office:value-type="float" office:value="13" calcext:value-type="float">
            <text:p>13</text:p>
          </table:table-cell>
          <table:table-cell table:style-name="ce52" table:formula="of:=IF((COUNTIF([.$C54:.$P54]; &quot;A&quot;) +  COUNTIF([.$C54:.$P54]; &quot;B&quot;) + COUNTIF([.$C54:.$P54]; &quot;M&quot;) + COUNTIF([.$C54:.$P54]; &quot;I&quot;) + [.Q54] = [.S54]); &quot;CLEARED&quot;; COUNTIF([.$C54:.$P54]; &quot;A&quot;) +  COUNTIF([.$C54:.$P54]; &quot;B&quot;) + COUNTIF([.$C54:.$P54]; &quot;M&quot;) + COUNTIF([.$C54:.$P54]; &quot;I&quot;))" office:value-type="float" office:value="4" calcext:value-type="float">
            <text:p>4</text:p>
          </table:table-cell>
          <table:table-cell table:style-name="ce56" office:value-type="string" calcext:value-type="string">
            <text:p><text:a xlink:href="http://codeforces.com/gym/100800" xlink:type="simple">http://codeforces.com/gym/100800</text:a></text:p>
          </table:table-cell>
          <table:table-cell table:style-name="ce13"/>
          <table:table-cell table:style-name="ce58" office:value-type="string" calcext:value-type="string">
            <text:p>D = Slant Drilling</text:p>
          </table:table-cell>
          <table:table-cell table:style-name="ce58" office:value-type="string" calcext:value-type="string">
            <text:p>E = Rainfal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0" calcext:value-type="date">
            <text:p>3/10/2018</text:p>
          </table:table-cell>
          <table:table-cell table:style-name="ce13" office:value-type="string" calcext:value-type="string">
            <text:p>RPC #03</text:p>
          </table:table-cell>
          <table:table-cell table:style-name="ce19" office:value-type="string" calcext:value-type="string">
            <text:p>B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B</text:p>
          </table:table-cell>
          <table:table-cell table:style-name="ce20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55:.P55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55:.P55]; &quot;NH&quot;)" office:value-type="float" office:value="11" calcext:value-type="float">
            <text:p>11</text:p>
          </table:table-cell>
          <table:table-cell table:style-name="ce52" table:formula="of:=IF((COUNTIF([.$C55:.$P55]; &quot;A&quot;) +  COUNTIF([.$C55:.$P55]; &quot;B&quot;) + COUNTIF([.$C55:.$P55]; &quot;M&quot;) + COUNTIF([.$C55:.$P55]; &quot;I&quot;) + [.Q55] = [.S55]); &quot;CLEARED&quot;; COUNTIF([.$C55:.$P55]; &quot;A&quot;) +  COUNTIF([.$C55:.$P55]; &quot;B&quot;) + COUNTIF([.$C55:.$P55]; &quot;M&quot;) + COUNTIF([.$C55:.$P55]; &quot;I&quot;))" office:value-type="float" office:value="3" calcext:value-type="float">
            <text:p>3</text:p>
          </table:table-cell>
          <table:table-cell table:style-name="ce56" office:value-type="string" calcext:value-type="string">
            <text:p><text:a xlink:href="http://redprogramacioncompetitiva.com/contests/2018/02/" xlink:type="simple">http://redprogramacioncompetitiva.com/contests/2018/02/</text:a></text:p>
          </table:table-cell>
          <table:table-cell table:style-name="ce13"/>
          <table:table-cell table:style-name="ce58" office:value-type="string" calcext:value-type="string">
            <text:p>F = Fractal Tree</text:p>
          </table:table-cell>
          <table:table-cell table:style-name="ce58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17" calcext:value-type="date">
            <text:p>3/17/2018</text:p>
          </table:table-cell>
          <table:table-cell table:style-name="ce13" office:value-type="string" calcext:value-type="string">
            <text:p>NEERC 16 Central Subregional</text:p>
          </table:table-cell>
          <table:table-cell table:number-columns-repeated="8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56:.P56]; &quot;S&quot;)" office:value-type="float" office:value="10" calcext:value-type="float">
            <text:p>10</text:p>
          </table:table-cell>
          <table:table-cell table:style-name="ce47" office:value-type="string" calcext:value-type="string">
            <text:p>de</text:p>
          </table:table-cell>
          <table:table-cell table:formula="of:=14-COUNTIF([.C56:.P56]; &quot;NH&quot;)" office:value-type="float" office:value="11" calcext:value-type="float">
            <text:p>11</text:p>
          </table:table-cell>
          <table:table-cell table:style-name="ce52" table:formula="of:=IF((COUNTIF([.$C56:.$P56]; &quot;A&quot;) +  COUNTIF([.$C56:.$P56]; &quot;B&quot;) + COUNTIF([.$C56:.$P56]; &quot;M&quot;) + COUNTIF([.$C56:.$P56]; &quot;I&quot;) + [.Q56] = [.S56]); &quot;CLEARED&quot;; COUNTIF([.$C56:.$P56]; &quot;A&quot;) +  COUNTIF([.$C56:.$P56]; &quot;B&quot;) + COUNTIF([.$C56:.$P56]; &quot;M&quot;) + COUNTIF([.$C56:.$P56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243" xlink:type="simple">http://codeforces.com/gym/101243</text:a></text:p>
          </table:table-cell>
          <table:table-cell table:style-name="ce13"/>
          <table:table-cell table:style-name="ce58" office:value-type="string" calcext:value-type="string">
            <text:p>K = Polymorphic Code</text:p>
          </table:table-cell>
          <table:table-cell table:style-name="ce58"/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3-24" calcext:value-type="date">
            <text:p>3/24/2018</text:p>
          </table:table-cell>
          <table:table-cell table:style-name="ce13" office:value-type="string" calcext:value-type="string">
            <text:p>NAIPC 2018</text:p>
          </table:table-cell>
          <table:table-cell table:style-name="ce19"/>
          <table:table-cell table:style-name="ce19" office:value-type="string" calcext:value-type="string">
            <text:p>M</text:p>
          </table:table-cell>
          <table:table-cell table:style-name="ce19"/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57:.P57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57:.P57]; &quot;NH&quot;)" office:value-type="float" office:value="11" calcext:value-type="float">
            <text:p>11</text:p>
          </table:table-cell>
          <table:table-cell table:style-name="ce52" table:formula="of:=IF((COUNTIF([.$C57:.$P57]; &quot;A&quot;) +  COUNTIF([.$C57:.$P57]; &quot;B&quot;) + COUNTIF([.$C57:.$P57]; &quot;M&quot;) + COUNTIF([.$C57:.$P57]; &quot;I&quot;) + [.Q57] = [.S57]); &quot;CLEARED&quot;; COUNTIF([.$C57:.$P57]; &quot;A&quot;) +  COUNTIF([.$C57:.$P57]; &quot;B&quot;) + COUNTIF([.$C57:.$P57]; &quot;M&quot;) + COUNTIF([.$C57:.$P57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s://naipc18.kattis.com/standings/standalone?filter=1257" xlink:type="simple">https://naipc18.kattis.com/standings/standalone?filter=1257</text:a></text:p>
          </table:table-cell>
          <table:table-cell table:style-name="ce13"/>
          <table:table-cell table:style-name="ce58" office:value-type="string" calcext:value-type="string">
            <text:p>F = Probe Droids</text:p>
          </table:table-cell>
          <table:table-cell table:style-name="ce13" office:value-type="string" calcext:value-type="string">
            <text:p>H = Recovery</text:p>
          </table:table-cell>
          <table:table-cell/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06" calcext:value-type="date">
            <text:p>4/6/2018</text:p>
          </table:table-cell>
          <table:table-cell table:style-name="ce13" office:value-type="string" calcext:value-type="string">
            <text:p>NEERC 17 Moscow Subregional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58:.P58]; &quot;S&quot;)" office:value-type="float" office:value="2" calcext:value-type="float">
            <text:p>2</text:p>
          </table:table-cell>
          <table:table-cell table:style-name="ce47" office:value-type="string" calcext:value-type="string">
            <text:p>de</text:p>
          </table:table-cell>
          <table:table-cell table:formula="of:=14-COUNTIF([.C58:.P58]; &quot;NH&quot;)" office:value-type="float" office:value="10" calcext:value-type="float">
            <text:p>10</text:p>
          </table:table-cell>
          <table:table-cell table:style-name="ce52" table:formula="of:=IF((COUNTIF([.$C58:.$P58]; &quot;A&quot;) +  COUNTIF([.$C58:.$P58]; &quot;B&quot;) + COUNTIF([.$C58:.$P58]; &quot;M&quot;) + COUNTIF([.$C58:.$P58]; &quot;I&quot;) + [.Q58] = [.S58]); &quot;CLEARED&quot;; COUNTIF([.$C58:.$P58]; &quot;A&quot;) +  COUNTIF([.$C58:.$P58]; &quot;B&quot;) + COUNTIF([.$C58:.$P58]; &quot;M&quot;) + COUNTIF([.$C58:.$P58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611" xlink:type="simple">http://codeforces.com/gym/101611</text:a></text:p>
          </table:table-cell>
          <table:table-cell table:style-name="ce13"/>
          <table:table-cell table:style-name="ce13" office:value-type="string" calcext:value-type="string">
            <text:p>A = Advertising Strategy</text:p>
          </table:table-cell>
          <table:table-cell table:style-name="ce13" office:value-type="string" calcext:value-type="string">
            <text:p>F = Fake or Leak?</text:p>
          </table:table-cell>
          <table:table-cell table:style-name="ce13" office:value-type="string" calcext:value-type="string">
            <text:p>H = Hilarious Cooking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4-14" calcext:value-type="date">
            <text:p>4/14/2018</text:p>
          </table:table-cell>
          <table:table-cell table:style-name="ce13" office:value-type="string" calcext:value-type="string">
            <text:p>SWERC 12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59:.P59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59:.P59]; &quot;NH&quot;)" office:value-type="float" office:value="10" calcext:value-type="float">
            <text:p>10</text:p>
          </table:table-cell>
          <table:table-cell table:style-name="ce52" table:formula="of:=IF((COUNTIF([.$C59:.$P59]; &quot;A&quot;) +  COUNTIF([.$C59:.$P59]; &quot;B&quot;) + COUNTIF([.$C59:.$P59]; &quot;M&quot;) + COUNTIF([.$C59:.$P59]; &quot;I&quot;) + [.Q59] = [.S59]); &quot;CLEARED&quot;; COUNTIF([.$C59:.$P59]; &quot;A&quot;) +  COUNTIF([.$C59:.$P59]; &quot;B&quot;) + COUNTIF([.$C59:.$P59]; &quot;M&quot;) + COUNTIF([.$C59:.$P59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438" xlink:type="simple">http://codeforces.com/gym/100438</text:a></text:p>
          </table:table-cell>
          <table:table-cell table:style-name="ce13"/>
          <table:table-cell table:style-name="ce13" office:value-type="string" calcext:value-type="string">
            <text:p>C = LCM Pair Sum</text:p>
          </table:table-cell>
          <table:table-cell table:style-name="ce58" office:value-type="string" calcext:value-type="string">
            <text:p>D = RNA Secondary Struc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1" calcext:value-type="date">
            <text:p>4/21/2018</text:p>
          </table:table-cell>
          <table:table-cell table:style-name="ce13" office:value-type="string" calcext:value-type="string">
            <text:p>NWERC 08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NH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60:.P60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60:.P60]; &quot;NH&quot;)" office:value-type="float" office:value="10" calcext:value-type="float">
            <text:p>10</text:p>
          </table:table-cell>
          <table:table-cell table:style-name="ce52" table:formula="of:=IF((COUNTIF([.$C60:.$P60]; &quot;A&quot;) +  COUNTIF([.$C60:.$P60]; &quot;B&quot;) + COUNTIF([.$C60:.$P60]; &quot;M&quot;) + COUNTIF([.$C60:.$P60]; &quot;I&quot;) + [.Q60] = [.S60]); &quot;CLEARED&quot;; COUNTIF([.$C60:.$P60]; &quot;A&quot;) +  COUNTIF([.$C60:.$P60]; &quot;B&quot;) + COUNTIF([.$C60:.$P60]; &quot;M&quot;) + COUNTIF([.$C60:.$P60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408" xlink:type="simple">http://codeforces.com/gym/101408</text:a></text:p>
          </table:table-cell>
          <table:table-cell table:style-name="ce13"/>
          <table:table-cell table:style-name="ce13" office:value-type="string" calcext:value-type="string">
            <text:p>E = Easy Climb</text:p>
          </table:table-cell>
          <table:table-cell table:style-name="ce58" office:value-type="string" calcext:value-type="string">
            <text:p>F = Sculpture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4-28" calcext:value-type="date">
            <text:p>4/28/2018</text:p>
          </table:table-cell>
          <table:table-cell table:style-name="ce13" office:value-type="string" calcext:value-type="string">
            <text:p>RPC #04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61:.P61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61:.P61]; &quot;NH&quot;)" office:value-type="float" office:value="11" calcext:value-type="float">
            <text:p>11</text:p>
          </table:table-cell>
          <table:table-cell table:style-name="ce52" table:formula="of:=IF((COUNTIF([.$C61:.$P61]; &quot;A&quot;) +  COUNTIF([.$C61:.$P61]; &quot;B&quot;) + COUNTIF([.$C61:.$P61]; &quot;M&quot;) + COUNTIF([.$C61:.$P61]; &quot;I&quot;) + [.Q61] = [.S61]); &quot;CLEARED&quot;; COUNTIF([.$C61:.$P61]; &quot;A&quot;) +  COUNTIF([.$C61:.$P61]; &quot;B&quot;) + COUNTIF([.$C61:.$P61]; &quot;M&quot;) + COUNTIF([.$C61:.$P61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redprogramacioncompetitiva.com/contests/2018/04/" xlink:type="simple">http://redprogramacioncompetitiva.com/contests/2018/04/</text:a></text:p>
          </table:table-cell>
          <table:table-cell table:style-name="ce13"/>
          <table:table-cell table:style-name="ce13" office:value-type="string" calcext:value-type="string">
            <text:p>B = Bless Autocorrect</text:p>
          </table:table-cell>
          <table:table-cell table:style-name="ce13" office:value-type="string" calcext:value-type="string">
            <text:p>E = Exponial</text:p>
          </table:table-cell>
          <table:table-cell table:style-name="ce13" office:value-type="string" calcext:value-type="string">
            <text:p>H = Highest Tower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05" calcext:value-type="date">
            <text:p>5/5/2018</text:p>
          </table:table-cell>
          <table:table-cell table:style-name="ce13" office:value-type="string" calcext:value-type="string">
            <text:p>NWERC 05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43" table:formula="of:= COUNTIF([.C62:.P62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62:.P62]; &quot;NH&quot;)" office:value-type="float" office:value="9" calcext:value-type="float">
            <text:p>9</text:p>
          </table:table-cell>
          <table:table-cell table:style-name="ce52" table:formula="of:=IF((COUNTIF([.$C62:.$P62]; &quot;A&quot;) +  COUNTIF([.$C62:.$P62]; &quot;B&quot;) + COUNTIF([.$C62:.$P62]; &quot;M&quot;) + COUNTIF([.$C62:.$P62]; &quot;I&quot;) + [.Q62] = [.S62]); &quot;CLEARED&quot;; COUNTIF([.$C62:.$P62]; &quot;A&quot;) +  COUNTIF([.$C62:.$P62]; &quot;B&quot;) + COUNTIF([.$C62:.$P62]; &quot;M&quot;) + COUNTIF([.$C62:.$P62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0721/" xlink:type="simple">http://codeforces.com/gym/100721/</text:a></text:p>
          </table:table-cell>
          <table:table-cell table:style-name="ce13"/>
          <table:table-cell table:style-name="ce13" office:value-type="string" calcext:value-type="string">
            <text:p>A = Unequalled Consumption</text:p>
          </table:table-cell>
          <table:table-cell table:style-name="ce13" office:value-type="string" calcext:value-type="string">
            <text:p>B = Declaration of Content</text:p>
          </table:table-cell>
          <table:table-cell table:style-name="ce13" office:value-type="string" calcext:value-type="string">
            <text:p>E = Pesky Heroes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5-12" calcext:value-type="date">
            <text:p>5/12/2018</text:p>
          </table:table-cell>
          <table:table-cell table:style-name="ce13" office:value-type="string" calcext:value-type="string">
            <text:p>NWERC 06</text:p>
          </table:table-cell>
          <table:table-cell table:number-columns-repeated="2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S</text:p>
          </table:table-cell>
          <table:table-cell table:number-columns-repeated="5" table:style-name="ce19" office:value-type="string" calcext:value-type="string">
            <text:p>NH</text:p>
          </table:table-cell>
          <table:table-cell table:style-name="ce43" table:formula="of:= COUNTIF([.C63:.P63]; &quot;S&quot;)" office:value-type="float" office:value="4" calcext:value-type="float">
            <text:p>4</text:p>
          </table:table-cell>
          <table:table-cell table:style-name="ce47" office:value-type="string" calcext:value-type="string">
            <text:p>de</text:p>
          </table:table-cell>
          <table:table-cell table:formula="of:=14-COUNTIF([.C63:.P63]; &quot;NH&quot;)" office:value-type="float" office:value="9" calcext:value-type="float">
            <text:p>9</text:p>
          </table:table-cell>
          <table:table-cell table:style-name="ce52" table:formula="of:=IF((COUNTIF([.$C63:.$P63]; &quot;A&quot;) +  COUNTIF([.$C63:.$P63]; &quot;B&quot;) + COUNTIF([.$C63:.$P63]; &quot;M&quot;) + COUNTIF([.$C63:.$P63]; &quot;I&quot;) + [.Q63] = [.S63]); &quot;CLEARED&quot;; COUNTIF([.$C63:.$P63]; &quot;A&quot;) +  COUNTIF([.$C63:.$P63]; &quot;B&quot;) + COUNTIF([.$C63:.$P63]; &quot;M&quot;) + COUNTIF([.$C63:.$P63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722/" xlink:type="simple">http://codeforces.com/gym/100722/</text:a></text:p>
          </table:table-cell>
          <table:table-cell table:style-name="ce13"/>
          <table:table-cell table:style-name="ce13" office:value-type="string" calcext:value-type="string">
            <text:p>A = Sudoku</text:p>
          </table:table-cell>
          <table:table-cell table:style-name="ce13" office:value-type="string" calcext:value-type="string">
            <text:p>B = The SetStack Computer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5-26" calcext:value-type="date">
            <text:p>5/26/2018</text:p>
          </table:table-cell>
          <table:table-cell table:style-name="ce13" office:value-type="string" calcext:value-type="string">
            <text:p>NWERC 07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number-columns-repeated="4" table:style-name="ce19" office:value-type="string" calcext:value-type="string">
            <text:p>NH</text:p>
          </table:table-cell>
          <table:table-cell table:style-name="ce43" table:formula="of:= COUNTIF([.C64:.P64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64:.P64]; &quot;NH&quot;)" office:value-type="float" office:value="10" calcext:value-type="float">
            <text:p>10</text:p>
          </table:table-cell>
          <table:table-cell table:style-name="ce52" table:formula="of:=IF((COUNTIF([.$C64:.$P64]; &quot;A&quot;) +  COUNTIF([.$C64:.$P64]; &quot;B&quot;) + COUNTIF([.$C64:.$P64]; &quot;M&quot;) + COUNTIF([.$C64:.$P64]; &quot;I&quot;) + [.Q64] = [.S64]); &quot;CLEARED&quot;; COUNTIF([.$C64:.$P64]; &quot;A&quot;) +  COUNTIF([.$C64:.$P64]; &quot;B&quot;) + COUNTIF([.$C64:.$P64]; &quot;M&quot;) + COUNTIF([.$C64:.$P64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0723" xlink:type="simple">http://codeforces.com/gym/100723</text:a></text:p>
          </table:table-cell>
          <table:table-cell table:style-name="ce13"/>
          <table:table-cell table:style-name="ce58" office:value-type="string" calcext:value-type="string">
            <text:p>D = Youth Hostel Dorm</text:p>
          </table:table-cell>
          <table:table-cell table:style-name="ce13" office:value-type="string" calcext:value-type="string">
            <text:p>G = Summit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9" office:value-type="string" calcext:value-type="string">
            <text:p>Fecha</text:p>
          </table:table-cell>
          <table:table-cell table:style-name="ce14" office:value-type="string" calcext:value-type="string">
            <text:p>Nombre de la competencia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string" calcext:value-type="string">
            <text:p>K</text:p>
          </table:table-cell>
          <table:table-cell table:style-name="ce18" office:value-type="string" calcext:value-type="string">
            <text:p>L</text:p>
          </table:table-cell>
          <table:table-cell table:style-name="ce18" office:value-type="string" calcext:value-type="string">
            <text:p>M</text:p>
          </table:table-cell>
          <table:table-cell table:style-name="ce18" office:value-type="string" calcext:value-type="string">
            <text:p>N</text:p>
          </table:table-cell>
          <table:table-cell table:style-name="ce9" office:value-type="string" calcext:value-type="string" table:number-columns-spanned="3" table:number-rows-spanned="1">
            <text:p>Puntaje</text:p>
          </table:table-cell>
          <table:covered-table-cell table:number-columns-repeated="2"/>
          <table:table-cell table:style-name="ce51" office:value-type="string" calcext:value-type="string">
            <text:p>Off Contest</text:p>
          </table:table-cell>
          <table:table-cell table:style-name="ce14" office:value-type="string" calcext:value-type="string">
            <text:p>Link</text:p>
          </table:table-cell>
          <table:table-cell table:style-name="ce13" table:number-columns-repeated="145"/>
          <table:table-cell table:number-columns-repeated="858"/>
        </table:table-row>
        <table:table-row table:style-name="ro4">
          <table:table-cell table:style-name="ce10" office:value-type="date" office:date-value="2018-06-02" calcext:value-type="date">
            <text:p>6/2/2018</text:p>
          </table:table-cell>
          <table:table-cell table:style-name="ce13" office:value-type="string" calcext:value-type="string">
            <text:p>SWER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___</text:p>
          </table:table-cell>
          <table:table-cell table:style-name="ce20" office:value-type="string" calcext:value-type="string">
            <text:p>___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66:.P66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66:.P66]; &quot;NH&quot;)" office:value-type="float" office:value="11" calcext:value-type="float">
            <text:p>11</text:p>
          </table:table-cell>
          <table:table-cell table:style-name="ce52" table:formula="of:=IF((COUNTIF([.$C66:.$P66]; &quot;A&quot;) +  COUNTIF([.$C66:.$P66]; &quot;B&quot;) + COUNTIF([.$C66:.$P66]; &quot;M&quot;) + COUNTIF([.$C66:.$P66]; &quot;I&quot;) + [.Q66] = [.S66]); &quot;CLEARED&quot;; COUNTIF([.$C66:.$P66]; &quot;A&quot;) +  COUNTIF([.$C66:.$P66]; &quot;B&quot;) + COUNTIF([.$C66:.$P66]; &quot;M&quot;) + COUNTIF([.$C66:.$P66]; &quot;I&quot;))" office:value-type="float" office:value="1" calcext:value-type="float">
            <text:p>1</text:p>
          </table:table-cell>
          <table:table-cell table:style-name="ce56" office:value-type="string" calcext:value-type="string">
            <text:p><text:a xlink:href="http://codeforces.com/gym/101635" xlink:type="simple">http://codeforces.com/gym/101635</text:a></text:p>
          </table:table-cell>
          <table:table-cell table:style-name="ce13"/>
          <table:table-cell table:style-name="ce13" office:value-type="string" calcext:value-type="string">
            <text:p>C = Macarons</text:p>
          </table:table-cell>
          <table:table-cell table:style-name="ce13" office:value-type="string" calcext:value-type="string">
            <text:p>D = Candy Chain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09" calcext:value-type="date">
            <text:p>6/9/2018</text:p>
          </table:table-cell>
          <table:table-cell table:style-name="ce13" office:value-type="string" calcext:value-type="string">
            <text:p>RPC #06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67:.P67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67:.P67]; &quot;NH&quot;)" office:value-type="float" office:value="13" calcext:value-type="float">
            <text:p>13</text:p>
          </table:table-cell>
          <table:table-cell table:style-name="ce52" table:formula="of:=IF((COUNTIF([.$C67:.$P67]; &quot;A&quot;) +  COUNTIF([.$C67:.$P67]; &quot;B&quot;) + COUNTIF([.$C67:.$P67]; &quot;M&quot;) + COUNTIF([.$C67:.$P67]; &quot;I&quot;) + [.Q67] = [.S67]); &quot;CLEARED&quot;; COUNTIF([.$C67:.$P67]; &quot;A&quot;) +  COUNTIF([.$C67:.$P67]; &quot;B&quot;) + COUNTIF([.$C67:.$P67]; &quot;M&quot;) + COUNTIF([.$C67:.$P67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redprogramacioncompetitiva.com/contests/2018/06/" xlink:type="simple">http://redprogramacioncompetitiva.com/contests/2018/06/</text:a></text:p>
          </table:table-cell>
          <table:table-cell table:style-name="ce13"/>
          <table:table-cell table:style-name="ce13" office:value-type="string" calcext:value-type="string">
            <text:p>B = Beautiful Tree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6-15" calcext:value-type="date">
            <text:p>6/15/2018</text:p>
          </table:table-cell>
          <table:table-cell table:style-name="ce13" office:value-type="string" calcext:value-type="string">
            <text:p>BAPC 17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number-columns-repeated="3" table:style-name="ce19" office:value-type="string" calcext:value-type="string">
            <text:p>S</text:p>
          </table:table-cell>
          <table:table-cell table:style-name="ce19" office:value-type="string" calcext:value-type="string">
            <text:p>NH</text:p>
          </table:table-cell>
          <table:table-cell table:style-name="ce43" table:formula="of:= COUNTIF([.C68:.P68]; &quot;S&quot;)" office:value-type="float" office:value="9" calcext:value-type="float">
            <text:p>9</text:p>
          </table:table-cell>
          <table:table-cell table:style-name="ce47" office:value-type="string" calcext:value-type="string">
            <text:p>de</text:p>
          </table:table-cell>
          <table:table-cell table:formula="of:=14-COUNTIF([.C68:.P68]; &quot;NH&quot;)" office:value-type="float" office:value="13" calcext:value-type="float">
            <text:p>13</text:p>
          </table:table-cell>
          <table:table-cell table:style-name="ce52" table:formula="of:=IF((COUNTIF([.$C68:.$P68]; &quot;A&quot;) +  COUNTIF([.$C68:.$P68]; &quot;B&quot;) + COUNTIF([.$C68:.$P68]; &quot;M&quot;) + COUNTIF([.$C68:.$P68]; &quot;I&quot;) + [.Q68] = [.S68]); &quot;CLEARED&quot;; COUNTIF([.$C68:.$P68]; &quot;A&quot;) +  COUNTIF([.$C68:.$P68]; &quot;B&quot;) + COUNTIF([.$C68:.$P68]; &quot;M&quot;) + COUNTIF([.$C68:.$P68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666" xlink:type="simple">http://codeforces.com/gym/101666</text:a></text:p>
          </table:table-cell>
          <table:table-cell table:style-name="ce13"/>
          <table:table-cell table:style-name="ce58" office:value-type="string" calcext:value-type="string">
            <text:p>G = Going Dutch</text:p>
          </table:table-cell>
          <table:table-cell table:style-name="ce13" office:value-type="string" calcext:value-type="string">
            <text:p>H = Hoarse Horse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23" calcext:value-type="date">
            <text:p>6/23/2018</text:p>
          </table:table-cell>
          <table:table-cell table:style-name="ce13" office:value-type="string" calcext:value-type="string">
            <text:p>La Salle - Pui Ching PC 16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S</text:p>
          </table:table-cell>
          <table:table-cell table:number-columns-repeated="3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69:.P69]; &quot;S&quot;)" office:value-type="float" office:value="10" calcext:value-type="float">
            <text:p>10</text:p>
          </table:table-cell>
          <table:table-cell table:style-name="ce47" office:value-type="string" calcext:value-type="string">
            <text:p>de</text:p>
          </table:table-cell>
          <table:table-cell table:formula="of:=14-COUNTIF([.C69:.P69]; &quot;NH&quot;)" office:value-type="float" office:value="12" calcext:value-type="float">
            <text:p>12</text:p>
          </table:table-cell>
          <table:table-cell table:style-name="ce52" table:formula="of:=IF((COUNTIF([.$C69:.$P69]; &quot;A&quot;) +  COUNTIF([.$C69:.$P69]; &quot;B&quot;) + COUNTIF([.$C69:.$P69]; &quot;M&quot;) + COUNTIF([.$C69:.$P69]; &quot;I&quot;) + [.Q69] = [.S69]); &quot;CLEARED&quot;; COUNTIF([.$C69:.$P69]; &quot;A&quot;) +  COUNTIF([.$C69:.$P69]; &quot;B&quot;) + COUNTIF([.$C69:.$P69]; &quot;M&quot;) + COUNTIF([.$C69:.$P69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521" xlink:type="simple">http://codeforces.com/gym/101521</text:a></text:p>
          </table:table-cell>
          <table:table-cell table:style-name="ce13"/>
          <table:table-cell table:style-name="ce58" office:value-type="string" calcext:value-type="string">
            <text:p>E = Bacteria Experiment</text:p>
          </table:table-cell>
          <table:table-cell table:style-name="ce13" office:value-type="string" calcext:value-type="string">
            <text:p>G = Monorail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6-30" calcext:value-type="date">
            <text:p>6/30/2018</text:p>
          </table:table-cell>
          <table:table-cell table:style-name="ce13" office:value-type="string" calcext:value-type="string">
            <text:p>CERC 15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___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U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20" office:value-type="string" calcext:value-type="string">
            <text:p>N</text:p>
          </table:table-cell>
          <table:table-cell table:style-name="ce19"/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 table:style-name="ce19" office:value-type="string" calcext:value-type="string">
            <text:p>NH</text:p>
          </table:table-cell>
          <table:table-cell table:style-name="ce43" table:formula="of:= COUNTIF([.C70:.P70]; &quot;S&quot;)" office:value-type="float" office:value="5" calcext:value-type="float">
            <text:p>5</text:p>
          </table:table-cell>
          <table:table-cell table:style-name="ce47" office:value-type="string" calcext:value-type="string">
            <text:p>de</text:p>
          </table:table-cell>
          <table:table-cell table:formula="of:=14-COUNTIF([.C70:.P70]; &quot;NH&quot;)" office:value-type="float" office:value="12" calcext:value-type="float">
            <text:p>12</text:p>
          </table:table-cell>
          <table:table-cell table:style-name="ce52" table:formula="of:=IF((COUNTIF([.$C70:.$P70]; &quot;A&quot;) +  COUNTIF([.$C70:.$P70]; &quot;B&quot;) + COUNTIF([.$C70:.$P70]; &quot;M&quot;) + COUNTIF([.$C70:.$P70]; &quot;I&quot;) + [.Q70] = [.S70]); &quot;CLEARED&quot;; COUNTIF([.$C70:.$P70]; &quot;A&quot;) +  COUNTIF([.$C70:.$P70]; &quot;B&quot;) + COUNTIF([.$C70:.$P70]; &quot;M&quot;) + COUNTIF([.$C70:.$P70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480" xlink:type="simple">http://codeforces.com/gym/101480</text:a></text:p>
          </table:table-cell>
          <table:table-cell table:style-name="ce13"/>
          <table:table-cell table:style-name="ce13" office:value-type="string" calcext:value-type="string">
            <text:p>F = Frightful Formula</text:p>
          </table:table-cell>
          <table:table-cell table:style-name="ce58" office:value-type="string" calcext:value-type="string">
            <text:p>I = Ice Igloos</text:p>
          </table:table-cell>
          <table:table-cell table:style-name="ce13" table:number-columns-repeated="142"/>
          <table:table-cell table:number-columns-repeated="858"/>
        </table:table-row>
        <table:table-row table:style-name="ro4">
          <table:table-cell table:style-name="ce10" office:value-type="date" office:date-value="2018-07-07" calcext:value-type="date">
            <text:p>7/7/2018</text:p>
          </table:table-cell>
          <table:table-cell table:style-name="ce13" office:value-type="string" calcext:value-type="string">
            <text:p>2013-2014 Pacific Northwest</text:p>
          </table:table-cell>
          <table:table-cell table:number-columns-repeated="2" table:style-name="ce19" office:value-type="string" calcext:value-type="string">
            <text:p>S</text:p>
          </table:table-cell>
          <table:table-cell table:number-columns-repeated="2" table:style-name="ce19" office:value-type="string" calcext:value-type="string">
            <text:p>U</text:p>
          </table:table-cell>
          <table:table-cell table:number-columns-repeated="4" table:style-name="ce19" office:value-type="string" calcext:value-type="string">
            <text:p>S</text:p>
          </table:table-cell>
          <table:table-cell table:style-name="ce20"/>
          <table:table-cell table:style-name="ce19"/>
          <table:table-cell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style-name="ce19" office:value-type="string" calcext:value-type="string">
            <text:p>NH</text:p>
          </table:table-cell>
          <table:table-cell table:style-name="ce43" table:formula="of:= COUNTIF([.C71:.P71]; &quot;S&quot;)" office:value-type="float" office:value="7" calcext:value-type="float">
            <text:p>7</text:p>
          </table:table-cell>
          <table:table-cell table:style-name="ce47" office:value-type="string" calcext:value-type="string">
            <text:p>de</text:p>
          </table:table-cell>
          <table:table-cell table:formula="of:=14-COUNTIF([.C71:.P71]; &quot;NH&quot;)" office:value-type="float" office:value="13" calcext:value-type="float">
            <text:p>13</text:p>
          </table:table-cell>
          <table:table-cell table:style-name="ce52" table:formula="of:=IF((COUNTIF([.$C71:.$P71]; &quot;A&quot;) +  COUNTIF([.$C71:.$P71]; &quot;B&quot;) + COUNTIF([.$C71:.$P71]; &quot;M&quot;) + COUNTIF([.$C71:.$P71]; &quot;I&quot;) + [.Q71] = [.S71]); &quot;CLEARED&quot;; COUNTIF([.$C71:.$P71]; &quot;A&quot;) +  COUNTIF([.$C71:.$P71]; &quot;B&quot;) + COUNTIF([.$C71:.$P71]; &quot;M&quot;) + COUNTIF([.$C71:.$P71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655" xlink:type="simple">http://codeforces.com/gym/101655</text:a></text:p>
          </table:table-cell>
          <table:table-cell table:style-name="ce13"/>
          <table:table-cell table:style-name="ce13" office:value-type="string" calcext:value-type="string">
            <text:p>C = Crushers Code</text:p>
          </table:table-cell>
          <table:table-cell table:style-name="ce13" office:value-type="string" calcext:value-type="string">
            <text:p>D = Delta Quadrant</text:p>
          </table:table-cell>
          <table:table-cell table:style-name="ce13" office:value-type="string" calcext:value-type="string">
            <text:p>K = Klingon Warfare</text:p>
          </table:table-cell>
          <table:table-cell table:style-name="ce13" table:number-columns-repeated="141"/>
          <table:table-cell table:number-columns-repeated="858"/>
        </table:table-row>
        <table:table-row table:style-name="ro4">
          <table:table-cell table:style-name="ce10" office:value-type="date" office:date-value="2018-07-14" calcext:value-type="date">
            <text:p>7/14/2018</text:p>
          </table:table-cell>
          <table:table-cell table:style-name="ce13" office:value-type="string" calcext:value-type="string">
            <text:p>NWERC 12</text:p>
          </table:table-cell>
          <table:table-cell table:number-columns-repeated="4" table:style-name="ce19" office:value-type="string" calcext:value-type="string">
            <text:p>U</text:p>
          </table:table-cell>
          <table:table-cell table:style-name="ce19" office:value-type="string" calcext:value-type="string">
            <text:p>S</text:p>
          </table:table-cell>
          <table:table-cell table:style-name="ce19" table:number-columns-repeated="3"/>
          <table:table-cell table:style-name="ce20" office:value-type="string" calcext:value-type="string">
            <text:p>S</text:p>
          </table:table-cell>
          <table:table-cell table:style-name="ce19" office:value-type="string" calcext:value-type="string">
            <text:p>S</text:p>
          </table:table-cell>
          <table:table-cell table:style-name="ce19" office:value-type="string" calcext:value-type="string">
            <text:p>U</text:p>
          </table:table-cell>
          <table:table-cell table:number-columns-repeated="3" table:style-name="ce19" office:value-type="string" calcext:value-type="string">
            <text:p>NH</text:p>
          </table:table-cell>
          <table:table-cell table:style-name="ce43" table:formula="of:= COUNTIF([.C72:.P72]; &quot;S&quot;)" office:value-type="float" office:value="3" calcext:value-type="float">
            <text:p>3</text:p>
          </table:table-cell>
          <table:table-cell table:style-name="ce47" office:value-type="string" calcext:value-type="string">
            <text:p>de</text:p>
          </table:table-cell>
          <table:table-cell table:formula="of:=14-COUNTIF([.C72:.P72]; &quot;NH&quot;)" office:value-type="float" office:value="11" calcext:value-type="float">
            <text:p>11</text:p>
          </table:table-cell>
          <table:table-cell table:style-name="ce52" table:formula="of:=IF((COUNTIF([.$C72:.$P72]; &quot;A&quot;) +  COUNTIF([.$C72:.$P72]; &quot;B&quot;) + COUNTIF([.$C72:.$P72]; &quot;M&quot;) + COUNTIF([.$C72:.$P72]; &quot;I&quot;) + [.Q72] = [.S72]); &quot;CLEARED&quot;; COUNTIF([.$C72:.$P72]; &quot;A&quot;) +  COUNTIF([.$C72:.$P72]; &quot;B&quot;) + COUNTIF([.$C72:.$P72]; &quot;M&quot;) + COUNTIF([.$C72:.$P72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<text:a xlink:href="http://codeforces.com/gym/101398" xlink:type="simple">http://codeforces.com/gym/101398</text:a></text:p>
          </table:table-cell>
          <table:table-cell table:style-name="ce13"/>
          <table:table-cell table:style-name="ce13" office:value-type="string" calcext:value-type="string">
            <text:p>A = Admiral</text:p>
          </table:table-cell>
          <table:table-cell table:style-name="ce13" office:value-type="string" calcext:value-type="string">
            <text:p>B = Beer Pressure</text:p>
          </table:table-cell>
          <table:table-cell table:style-name="ce13" office:value-type="string" calcext:value-type="string">
            <text:p>C = Cycling</text:p>
          </table:table-cell>
          <table:table-cell table:style-name="ce13" office:value-type="string" calcext:value-type="string">
            <text:p>D = Digital Clock</text:p>
          </table:table-cell>
          <table:table-cell table:style-name="ce13" office:value-type="string" calcext:value-type="string">
            <text:p>K = Key Insight</text:p>
          </table:table-cell>
          <table:table-cell table:style-name="ce13" table:number-columns-repeated="139"/>
          <table:table-cell table:number-columns-repeated="858"/>
        </table:table-row>
        <table:table-row table:style-name="ro4">
          <table:table-cell table:style-name="ce10" office:value-type="date" office:date-value="2018-07-30" calcext:value-type="date">
            <text:p>7/30/2018</text:p>
          </table:table-cell>
          <table:table-cell table:style-name="ce15" office:value-type="string" calcext:value-type="string">
            <text:p>TC 2018 ARG #01</text:p>
          </table:table-cell>
          <table:table-cell table:style-name="ce21" office:value-type="string" calcext:value-type="string">
            <text:p>S</text:p>
          </table:table-cell>
          <table:table-cell table:style-name="ce23" office:value-type="string" calcext:value-type="string">
            <text:p>S</text:p>
          </table:table-cell>
          <table:table-cell table:style-name="ce25" office:value-type="string" calcext:value-type="string">
            <text:p>S</text:p>
          </table:table-cell>
          <table:table-cell table:style-name="ce27" office:value-type="string" calcext:value-type="string">
            <text:p>M</text:p>
          </table:table-cell>
          <table:table-cell table:style-name="ce29" office:value-type="string" calcext:value-type="string">
            <text:p>B</text:p>
          </table:table-cell>
          <table:table-cell table:style-name="ce30" office:value-type="string" calcext:value-type="string">
            <text:p>U</text:p>
          </table:table-cell>
          <table:table-cell table:style-name="ce31" office:value-type="string" calcext:value-type="string">
            <text:p>S</text:p>
          </table:table-cell>
          <table:table-cell table:style-name="ce33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 table:style-name="ce36" office:value-type="string" calcext:value-type="string">
            <text:p>S</text:p>
          </table:table-cell>
          <table:table-cell table:style-name="ce37" office:value-type="string" calcext:value-type="string">
            <text:p>S</text:p>
          </table:table-cell>
          <table:table-cell table:style-name="ce39" office:value-type="string" calcext:value-type="string">
            <text:p>S</text:p>
          </table:table-cell>
          <table:table-cell table:style-name="ce40" office:value-type="string" calcext:value-type="string">
            <text:p>S</text:p>
          </table:table-cell>
          <table:table-cell table:style-name="ce41" office:value-type="string" calcext:value-type="string">
            <text:p>S</text:p>
          </table:table-cell>
          <table:table-cell table:style-name="ce43" table:formula="of:= COUNTIF([.C73:.P73]; &quot;S&quot;)" office:value-type="float" office:value="11" calcext:value-type="float">
            <text:p>11</text:p>
          </table:table-cell>
          <table:table-cell table:style-name="ce47" office:value-type="string" calcext:value-type="string">
            <text:p>de</text:p>
          </table:table-cell>
          <table:table-cell table:formula="of:=14-COUNTIF([.C73:.P73]; &quot;NH&quot;)" office:value-type="float" office:value="14" calcext:value-type="float">
            <text:p>14</text:p>
          </table:table-cell>
          <table:table-cell table:style-name="ce53" table:formula="of:=IF((COUNTIF([.$C73:.$P73]; &quot;A&quot;) +  COUNTIF([.$C73:.$P73]; &quot;B&quot;) + COUNTIF([.$C73:.$P73]; &quot;M&quot;) + COUNTIF([.$C73:.$P73]; &quot;I&quot;) + [.Q73] = [.S73]); &quot;CLEARED&quot;; COUNTIF([.$C73:.$P73]; &quot;A&quot;) +  COUNTIF([.$C73:.$P73]; &quot;B&quot;) + COUNTIF([.$C73:.$P73]; &quot;M&quot;) + COUNTIF([.$C73:.$P73]; &quot;I&quot;))" office:value-type="float" office:value="2" calcext:value-type="float">
            <text:p>2</text:p>
          </table:table-cell>
          <table:table-cell table:style-name="ce56" office:value-type="string" calcext:value-type="string">
            <text:p>http://codeforces.com/group/HKdByrdQUN/contest/226449/</text:p>
          </table:table-cell>
          <table:table-cell table:style-name="ce13"/>
          <table:table-cell table:style-name="ce13" office:value-type="string" calcext:value-type="string">
            <text:p>F = Permutations</text:p>
          </table:table-cell>
          <table:table-cell table:style-name="ce13" table:number-columns-repeated="143"/>
          <table:table-cell table:number-columns-repeated="858"/>
        </table:table-row>
        <table:table-row table:style-name="ro4">
          <table:table-cell table:style-name="ce10" office:value-type="date" office:date-value="2018-07-31" calcext:value-type="date">
            <text:p>7/31/2018</text:p>
          </table:table-cell>
          <table:table-cell table:style-name="ce15" office:value-type="string" calcext:value-type="string">
            <text:p>TC 2018 ARG #02</text:p>
          </table:table-cell>
          <table:table-cell table:style-name="ce22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table:style-name="ce28" office:value-type="string" calcext:value-type="string">
            <text:p>___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string" calcext:value-type="string">
            <text:p>U</text:p>
          </table:table-cell>
          <table:table-cell table:style-name="ce32" office:value-type="string" calcext:value-type="string">
            <text:p>S</text:p>
          </table:table-cell>
          <table:table-cell table:style-name="ce28"/>
          <table:table-cell table:style-name="ce35" office:value-type="string" calcext:value-type="string">
            <text:p>S</text:p>
          </table:table-cell>
          <table:table-cell table:style-name="ce28" office:value-type="string" calcext:value-type="string">
            <text:p>S</text:p>
          </table:table-cell>
          <table:table-cell table:style-name="ce38" office:value-type="string" calcext:value-type="string">
            <text:p>S</text:p>
          </table:table-cell>
          <table:table-cell table:style-name="ce28" office:value-type="string" calcext:value-type="string">
            <text:p>U</text:p>
          </table:table-cell>
          <table:table-cell table:number-columns-repeated="2" table:style-name="ce28" office:value-type="string" calcext:value-type="string">
            <text:p>NH</text:p>
          </table:table-cell>
          <table:table-cell table:style-name="ce43" table:formula="of:= COUNTIF([.C74:.P74]; &quot;S&quot;)" office:value-type="float" office:value="8" calcext:value-type="float">
            <text:p>8</text:p>
          </table:table-cell>
          <table:table-cell table:style-name="ce47" office:value-type="string" calcext:value-type="string">
            <text:p>de</text:p>
          </table:table-cell>
          <table:table-cell table:formula="of:=14-COUNTIF([.C74:.P74]; &quot;NH&quot;)" office:value-type="float" office:value="12" calcext:value-type="float">
            <text:p>12</text:p>
          </table:table-cell>
          <table:table-cell table:style-name="ce54" table:formula="of:=IF((COUNTIF([.$C74:.$P74]; &quot;A&quot;) +  COUNTIF([.$C74:.$P74]; &quot;B&quot;) + COUNTIF([.$C74:.$P74]; &quot;M&quot;) + COUNTIF([.$C74:.$P74]; &quot;I&quot;) + [.Q74] = [.S74]); &quot;CLEARED&quot;; COUNTIF([.$C74:.$P74]; &quot;A&quot;) +  COUNTIF([.$C74:.$P74]; &quot;B&quot;) + COUNTIF([.$C74:.$P74]; &quot;M&quot;) + COUNTIF([.$C74:.$P74]; &quot;I&quot;))" office:value-type="float" office:value="0" calcext:value-type="float">
            <text:p>0</text:p>
          </table:table-cell>
          <table:table-cell table:style-name="ce56" office:value-type="string" calcext:value-type="string">
            <text:p>http://codeforces.com/group/HKdByrdQUN/contest/226479/</text:p>
          </table:table-cell>
          <table:table-cell table:style-name="ce13"/>
          <table:table-cell table:style-name="ce13" office:value-type="string" calcext:value-type="string">
            <text:p>F = Mass Change Queries</text:p>
          </table:table-cell>
          <table:table-cell table:style-name="ce13" table:number-columns-repeated="143"/>
          <table:table-cell table:number-columns-repeated="858"/>
        </table:table-row>
        <table:table-row table:style-name="ro4" table:number-rows-repeated="2991">
          <table:table-cell table:style-name="ce1"/>
          <table:table-cell table:style-name="ce13"/>
          <table:table-cell table:style-name="ce1" table:number-columns-repeated="14"/>
          <table:table-cell table:style-name="ce42"/>
          <table:table-cell table:style-name="ce45"/>
          <table:table-cell table:style-name="ce48"/>
          <table:table-cell table:style-name="ce50"/>
          <table:table-cell table:style-name="ce13" table:number-columns-repeated="146"/>
          <table:table-cell table:number-columns-repeated="858"/>
        </table:table-row>
        <table:table-row table:style-name="ro4" table:number-rows-repeated="104551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A2:Sheet1.A7">
            <calcext:condition calcext:apply-style-name="cf29" calcext:value="=&quot;A&quot;" calcext:base-cell-address="Sheet1.A1"/>
          </calcext:conditional-format>
          <calcext:conditional-format calcext:target-range-address="Sheet1.C11:Sheet1.P21 Sheet1.C22:Sheet1.F22 Sheet1.H22:Sheet1.H22 Sheet1.K22:Sheet1.P23 Sheet1.C23:Sheet1.I23 Sheet1.C24:Sheet1.L24 Sheet1.N24:Sheet1.P24 Sheet1.C25:Sheet1.P26 Sheet1.C27:Sheet1.M27 Sheet1.O27:Sheet1.P27 Sheet1.D28:Sheet1.E28 Sheet1.G28:Sheet1.P28 Sheet1.D29:Sheet1.I29 Sheet1.K29:Sheet1.K29 Sheet1.M29:Sheet1.P29 Sheet1.C30:Sheet1.P33 Sheet1.C34:Sheet1.H34 Sheet1.J34:Sheet1.P34 Sheet1.C35:Sheet1.P36 Sheet1.C37:Sheet1.E37 Sheet1.G37:Sheet1.P37 Sheet1.C38:Sheet1.P39 Sheet1.D40:Sheet1.I40 Sheet1.K40:Sheet1.P40 Sheet1.C41:Sheet1.P41 Sheet1.C42:Sheet1.J42 Sheet1.L42:Sheet1.P42 Sheet1.C44:Sheet1.J64 Sheet1.L44:Sheet1.P64 Sheet1.C66:Sheet1.J72 Sheet1.L66:Sheet1.P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A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G22:Sheet1.G22 Sheet1.I22:Sheet1.J22 Sheet1.J23:Sheet1.J23 Sheet1.M24:Sheet1.M24 Sheet1.N27:Sheet1.N27 Sheet1.C28:Sheet1.C29 Sheet1.F28:Sheet1.F28 Sheet1.J29:Sheet1.J29 Sheet1.L29:Sheet1.L29 Sheet1.I34:Sheet1.I34 Sheet1.F37:Sheet1.F37 Sheet1.C40:Sheet1.C40 Sheet1.J40:Sheet1.J40 Sheet1.K42:Sheet1.K42 Sheet1.K44:Sheet1.K64 Sheet1.K66:Sheet1.K72">
            <calcext:condition calcext:apply-style-name="cf41" calcext:value="=&quot;N&quot;" calcext:base-cell-address="Sheet1.A1"/>
            <calcext:condition calcext:apply-style-name="cf46" calcext:value="=&quot;NH&quot;" calcext:base-cell-address="Sheet1.A1"/>
            <calcext:condition calcext:apply-style-name="cf29" calcext:value="=&quot;I&quot;" calcext:base-cell-address="Sheet1.A1"/>
            <calcext:condition calcext:apply-style-name="cf29" calcext:value="=&quot;M&quot;" calcext:base-cell-address="Sheet1.A1"/>
            <calcext:condition calcext:apply-style-name="cf29" calcext:value="=&quot;B&quot;" calcext:base-cell-address="Sheet1.A1"/>
            <calcext:condition calcext:apply-style-name="cf28" calcext:value="=&quot;___&quot;" calcext:base-cell-address="Sheet1.A1"/>
            <calcext:condition calcext:apply-style-name="cf33" calcext:value="=&quot;U&quot;" calcext:base-cell-address="Sheet1.A1"/>
            <calcext:condition calcext:apply-style-name="cf32" calcext:value="=&quot;S&quot;" calcext:base-cell-address="Sheet1.A1"/>
          </calcext:conditional-format>
          <calcext:conditional-format calcext:target-range-address="Sheet1.T11:Sheet1.T42 Sheet1.T44:Sheet1.T64 Sheet1.T66:Sheet1.T72">
            <calcext:condition calcext:apply-style-name="cf30" calcext:value="=&quot;CLEARED&quot;" calcext:base-cell-address="Sheet1.A1"/>
            <calcext:condition calcext:apply-style-name="cf47" calcext:value="&gt;=2" calcext:base-cell-address="Sheet1.A1"/>
            <calcext:condition calcext:apply-style-name="cf34" calcext:value="=0" calcext:base-cell-address="Sheet1.A1"/>
            <calcext:condition calcext:apply-style-name="cf35" calcext:value="=1" calcext:base-cell-address="Sheet1.A1"/>
          </calcext:conditional-format>
          <calcext:conditional-format calcext:target-range-address="Sheet1.T73:Sheet1.T73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J74:Sheet1.J74 Sheet1.N74:Sheet1.P74 Sheet1.F74:Sheet1.H74 Sheet1.L74:Sheet1.L74">
            <calcext:condition calcext:apply-style-name="cf41" calcext:value="=&quot;N&quot;" calcext:base-cell-address="Sheet1.C72"/>
            <calcext:condition calcext:apply-style-name="cf46" calcext:value="=&quot;NH&quot;" calcext:base-cell-address="Sheet1.C72"/>
            <calcext:condition calcext:apply-style-name="cf29" calcext:value="=&quot;A&quot;" calcext:base-cell-address="Sheet1.C72"/>
            <calcext:condition calcext:apply-style-name="cf29" calcext:value="=&quot;I&quot;" calcext:base-cell-address="Sheet1.C72"/>
            <calcext:condition calcext:apply-style-name="cf29" calcext:value="=&quot;M&quot;" calcext:base-cell-address="Sheet1.C72"/>
            <calcext:condition calcext:apply-style-name="cf29" calcext:value="=&quot;B&quot;" calcext:base-cell-address="Sheet1.C72"/>
            <calcext:condition calcext:apply-style-name="cf28" calcext:value="=&quot;___&quot;" calcext:base-cell-address="Sheet1.C72"/>
            <calcext:condition calcext:apply-style-name="cf33" calcext:value="=&quot;U&quot;" calcext:base-cell-address="Sheet1.C72"/>
            <calcext:condition calcext:apply-style-name="cf32" calcext:value="=&quot;S&quot;" calcext:base-cell-address="Sheet1.C72"/>
          </calcext:conditional-format>
          <calcext:conditional-format calcext:target-range-address="Sheet1.K74:Sheet1.K74">
            <calcext:condition calcext:apply-style-name="cf41" calcext:value="=&quot;N&quot;" calcext:base-cell-address="Sheet1.K72"/>
            <calcext:condition calcext:apply-style-name="cf46" calcext:value="=&quot;NH&quot;" calcext:base-cell-address="Sheet1.K72"/>
            <calcext:condition calcext:apply-style-name="cf29" calcext:value="=&quot;I&quot;" calcext:base-cell-address="Sheet1.K72"/>
            <calcext:condition calcext:apply-style-name="cf29" calcext:value="=&quot;M&quot;" calcext:base-cell-address="Sheet1.K72"/>
            <calcext:condition calcext:apply-style-name="cf29" calcext:value="=&quot;B&quot;" calcext:base-cell-address="Sheet1.K72"/>
            <calcext:condition calcext:apply-style-name="cf28" calcext:value="=&quot;___&quot;" calcext:base-cell-address="Sheet1.K72"/>
            <calcext:condition calcext:apply-style-name="cf33" calcext:value="=&quot;U&quot;" calcext:base-cell-address="Sheet1.K72"/>
            <calcext:condition calcext:apply-style-name="cf32" calcext:value="=&quot;S&quot;" calcext:base-cell-address="Sheet1.K72"/>
          </calcext:conditional-format>
          <calcext:conditional-format calcext:target-range-address="Sheet1.T74:Sheet1.T74">
            <calcext:condition calcext:apply-style-name="cf30" calcext:value="=&quot;CLEARED&quot;" calcext:base-cell-address="Sheet1.T72"/>
            <calcext:condition calcext:apply-style-name="cf47" calcext:value="&gt;=2" calcext:base-cell-address="Sheet1.T72"/>
            <calcext:condition calcext:apply-style-name="cf34" calcext:value="=0" calcext:base-cell-address="Sheet1.T72"/>
            <calcext:condition calcext:apply-style-name="cf35" calcext:value="=1" calcext:base-cell-address="Sheet1.T72"/>
          </calcext:conditional-format>
          <calcext:conditional-format calcext:target-range-address="Sheet1.O73:Sheet1.O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N73:Sheet1.N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P73:Sheet1.P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M73:Sheet1.M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L73:Sheet1.L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K73:Sheet1.K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J73:Sheet1.J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I73:Sheet1.I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H73:Sheet1.H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G73:Sheet1.G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F73:Sheet1.F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E73:Sheet1.E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D73:Sheet1.D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3:Sheet1.C73">
            <calcext:condition calcext:apply-style-name="cf41" calcext:value="=&quot;N&quot;" calcext:base-cell-address="Sheet1.L73"/>
            <calcext:condition calcext:apply-style-name="cf46" calcext:value="=&quot;NH&quot;" calcext:base-cell-address="Sheet1.L73"/>
            <calcext:condition calcext:apply-style-name="cf29" calcext:value="=&quot;A&quot;" calcext:base-cell-address="Sheet1.L73"/>
            <calcext:condition calcext:apply-style-name="cf29" calcext:value="=&quot;I&quot;" calcext:base-cell-address="Sheet1.L73"/>
            <calcext:condition calcext:apply-style-name="cf29" calcext:value="=&quot;M&quot;" calcext:base-cell-address="Sheet1.L73"/>
            <calcext:condition calcext:apply-style-name="cf29" calcext:value="=&quot;B&quot;" calcext:base-cell-address="Sheet1.L73"/>
            <calcext:condition calcext:apply-style-name="cf28" calcext:value="=&quot;___&quot;" calcext:base-cell-address="Sheet1.L73"/>
            <calcext:condition calcext:apply-style-name="cf33" calcext:value="=&quot;U&quot;" calcext:base-cell-address="Sheet1.L73"/>
            <calcext:condition calcext:apply-style-name="cf32" calcext:value="=&quot;S&quot;" calcext:base-cell-address="Sheet1.L73"/>
          </calcext:conditional-format>
          <calcext:conditional-format calcext:target-range-address="Sheet1.C74:Sheet1.C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D74:Sheet1.D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E74:Sheet1.E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I74:Sheet1.I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  <calcext:conditional-format calcext:target-range-address="Sheet1.M74:Sheet1.M74">
            <calcext:condition calcext:apply-style-name="cf41" calcext:value="=&quot;N&quot;" calcext:base-cell-address="Sheet1.C73"/>
            <calcext:condition calcext:apply-style-name="cf46" calcext:value="=&quot;NH&quot;" calcext:base-cell-address="Sheet1.C73"/>
            <calcext:condition calcext:apply-style-name="cf29" calcext:value="=&quot;A&quot;" calcext:base-cell-address="Sheet1.C73"/>
            <calcext:condition calcext:apply-style-name="cf29" calcext:value="=&quot;I&quot;" calcext:base-cell-address="Sheet1.C73"/>
            <calcext:condition calcext:apply-style-name="cf29" calcext:value="=&quot;M&quot;" calcext:base-cell-address="Sheet1.C73"/>
            <calcext:condition calcext:apply-style-name="cf29" calcext:value="=&quot;B&quot;" calcext:base-cell-address="Sheet1.C73"/>
            <calcext:condition calcext:apply-style-name="cf28" calcext:value="=&quot;___&quot;" calcext:base-cell-address="Sheet1.C73"/>
            <calcext:condition calcext:apply-style-name="cf33" calcext:value="=&quot;U&quot;" calcext:base-cell-address="Sheet1.C73"/>
            <calcext:condition calcext:apply-style-name="cf32" calcext:value="=&quot;S&quot;" calcext:base-cell-address="Sheet1.C7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" svg:font-family="'Droid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0000" style:vertical-align="automatic"/>
    </style:style>
    <style:style style:name="cf1" style:family="table-cell" style:parent-style-name="Default" style:data-style-name="N0">
      <style:table-cell-properties fo:background-color="#ff0000" style:vertical-align="automatic"/>
    </style:style>
    <style:style style:name="cf10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1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2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13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14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15" style:family="table-cell" style:parent-style-name="Default" style:data-style-name="N0">
      <style:table-cell-properties fo:background-color="#00b050" style:vertical-align="automatic"/>
    </style:style>
    <style:style style:name="cf16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17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18" style:family="table-cell" style:parent-style-name="Default" style:data-style-name="N0">
      <style:table-cell-properties fo:background-color="#006600" style:vertical-align="automatic"/>
      <style:text-properties fo:color="#ffffff" fo:font-weight="bold" style:font-weight-asian="bold" style:font-weight-complex="bold"/>
    </style:style>
    <style:style style:name="cf19" style:family="table-cell" style:parent-style-name="Default" style:data-style-name="N0">
      <style:table-cell-properties fo:background-color="#000000" style:vertical-align="automatic"/>
    </style:style>
    <style:style style:name="cf2" style:family="table-cell" style:parent-style-name="Default" style:data-style-name="N0">
      <style:table-cell-properties fo:background-color="#ffff00" style:vertical-align="automatic"/>
    </style:style>
    <style:style style:name="cf20" style:family="table-cell" style:parent-style-name="Default" style:data-style-name="N0">
      <style:table-cell-properties fo:background-color="transparent" style:vertical-align="automatic"/>
      <style:text-properties fo:color="#bfbfbf"/>
    </style:style>
    <style:style style:name="cf21" style:family="table-cell" style:parent-style-name="Default" style:data-style-name="N0">
      <style:table-cell-properties fo:background-color="#00b0f0" fo:border="0.06pt solid #0070c0" style:vertical-align="automatic"/>
      <style:text-properties fo:color="#0070c0"/>
    </style:style>
    <style:style style:name="cf22" style:family="table-cell" style:parent-style-name="Default" style:data-style-name="N0">
      <style:table-cell-properties fo:background-color="#66ff66" style:vertical-align="automatic"/>
      <style:text-properties fo:color="#00b050" fo:font-style="italic" style:font-style-asian="italic" style:font-style-complex="italic"/>
    </style:style>
    <style:style style:name="cf23" style:family="table-cell" style:parent-style-name="Default" style:data-style-name="N0">
      <style:table-cell-properties fo:background-color="#006600" style:vertical-align="automatic"/>
      <style:text-properties fo:color="#ffffff" style:text-underline-style="solid" style:text-underline-width="auto" style:text-underline-color="font-color"/>
    </style:style>
    <style:style style:name="cf24" style:family="table-cell" style:parent-style-name="Default" style:data-style-name="N0">
      <style:table-cell-properties fo:background-color="#ff0000" style:vertical-align="automatic"/>
      <style:text-properties fo:color="#ffffff"/>
    </style:style>
    <style:style style:name="cf25" style:family="table-cell" style:parent-style-name="Default" style:data-style-name="N0">
      <style:table-cell-properties fo:background-color="#ffff00" style:vertical-align="automatic"/>
      <style:text-properties fo:color="#f79646"/>
    </style:style>
    <style:style style:name="cf26" style:family="table-cell" style:parent-style-name="Default" style:data-style-name="N0">
      <style:table-cell-properties fo:background-color="#000000" style:vertical-align="automatic"/>
    </style:style>
    <style:style style:name="cf27" style:family="table-cell" style:parent-style-name="Default" style:data-style-name="N0">
      <style:table-cell-properties fo:background-color="#000000" style:vertical-align="automatic"/>
    </style:style>
    <style:style style:name="cf28" style:family="table-cell" style:parent-style-name="Default" style:data-style-name="N0">
      <style:table-cell-properties fo:background-color="transparent"/>
      <style:text-properties fo:color="#bfbfbf"/>
    </style:style>
    <style:style style:name="cf29" style:family="table-cell" style:parent-style-name="Default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3" style:family="table-cell" style:parent-style-name="Default" style:data-style-name="N0">
      <style:table-cell-properties fo:background-color="#00cc00" style:vertical-align="automatic"/>
    </style:style>
    <style:style style:name="cf30" style:family="table-cell" style:parent-style-name="Default" style:data-style-name="N0">
      <style:table-cell-properties fo:background-color="#006600"/>
      <style:text-properties fo:color="#ffffff" style:text-underline-style="solid" style:text-underline-width="auto" style:text-underline-color="font-color"/>
    </style:style>
    <style:style style:name="cf31" style:family="table-cell" style:parent-style-name="Default" style:data-style-name="N0">
      <style:table-cell-properties fo:background-color="#000000"/>
    </style:style>
    <style:style style:name="cf32" style:family="table-cell" style:parent-style-name="Default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33" style:family="table-cell" style:parent-style-name="Default" style:data-style-name="N0">
      <style:table-cell-properties fo:background-color="#00b0f0" fo:border="0.06pt solid #0070c0"/>
      <style:text-properties fo:color="#0070c0"/>
    </style:style>
    <style:style style:name="cf34" style:family="table-cell" style:parent-style-name="Default" style:data-style-name="N0">
      <style:table-cell-properties fo:background-color="#ff0000"/>
      <style:text-properties fo:color="#ffffff"/>
    </style:style>
    <style:style style:name="cf35" style:family="table-cell" style:parent-style-name="Default" style:data-style-name="N0">
      <style:table-cell-properties fo:background-color="#ffff00"/>
      <style:text-properties fo:color="#f79646"/>
    </style:style>
    <style:style style:name="cf36" style:family="table-cell" style:parent-style-name="Default" style:data-style-name="N0">
      <style:table-cell-properties fo:background-color="#00b050"/>
    </style:style>
    <style:style style:name="cf37" style:family="table-cell" style:parent-style-name="Default" style:data-style-name="N0">
      <style:table-cell-properties fo:background-color="#000000"/>
    </style:style>
    <style:style style:name="cf38" style:family="table-cell" style:parent-style-name="Default" style:data-style-name="N0">
      <style:table-cell-properties fo:background-color="#00b050"/>
    </style:style>
    <style:style style:name="cf39" style:family="table-cell" style:parent-style-name="Default" style:data-style-name="N0">
      <style:table-cell-properties fo:background-color="#000000"/>
    </style:style>
    <style:style style:name="cf4" style:family="table-cell" style:parent-style-name="Default" style:data-style-name="N0">
      <style:table-cell-properties fo:background-color="#ff0000" style:vertical-align="automatic"/>
    </style:style>
    <style:style style:name="cf40" style:family="table-cell" style:parent-style-name="Default" style:data-style-name="N0">
      <style:table-cell-properties fo:background-color="#00b050"/>
    </style:style>
    <style:style style:name="cf41" style:family="table-cell" style:parent-style-name="Default" style:data-style-name="N0">
      <style:table-cell-properties fo:background-color="#fca6e5"/>
      <style:text-properties fo:color="#ff33cc"/>
    </style:style>
    <style:style style:name="cf42" style:family="table-cell" style:parent-style-name="Default" style:data-style-name="N0">
      <style:table-cell-properties fo:background-color="#000000"/>
    </style:style>
    <style:style style:name="cf43" style:family="table-cell" style:parent-style-name="Default" style:data-style-name="N0">
      <style:table-cell-properties fo:background-color="#00b050"/>
    </style:style>
    <style:style style:name="cf44" style:family="table-cell" style:parent-style-name="Default" style:data-style-name="N0">
      <style:table-cell-properties fo:background-color="#000000"/>
    </style:style>
    <style:style style:name="cf45" style:family="table-cell" style:parent-style-name="Default" style:data-style-name="N0">
      <style:table-cell-properties fo:background-color="#00b050"/>
    </style:style>
    <style:style style:name="cf5" style:family="table-cell" style:parent-style-name="Default" style:data-style-name="N0">
      <style:table-cell-properties fo:background-color="#ffff00" style:vertical-align="automatic"/>
    </style:style>
    <style:style style:name="cf6" style:family="table-cell" style:parent-style-name="Default" style:data-style-name="N0">
      <style:table-cell-properties fo:background-color="#00cc00" style:vertical-align="automatic"/>
    </style:style>
    <style:style style:name="cf7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cf8" style:family="table-cell" style:parent-style-name="Default" style:data-style-name="N0">
      <style:table-cell-properties fo:background-color="#c6efce" style:vertical-align="automatic"/>
      <style:text-properties fo:color="#006100"/>
    </style:style>
    <style:style style:name="cf9" style:family="table-cell" style:parent-style-name="Default" style:data-style-name="N0">
      <style:table-cell-properties fo:background-color="#000000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Maso" style:family="table-cell" style:parent-style-name="Default" style:data-style-name="N0">
      <style:table-cell-properties fo:background-color="#ffff00" style:vertical-align="automatic"/>
    </style:style>
    <style:style style:name="OK" style:family="table-cell" style:parent-style-name="Default" style:data-style-name="N0">
      <style:table-cell-properties fo:background-color="#00cc00" style:vertical-align="automatic"/>
    </style:style>
    <style:style style:name="Untitled1" style:family="table-cell" style:parent-style-name="Default" style:data-style-name="N0">
      <style:table-cell-properties fo:background-color="#ff0000" style:vertical-align="automatic"/>
    </style:style>
    <style:style style:name="cf46" style:family="table-cell" style:parent-style-name="Default">
      <style:table-cell-properties fo:background-color="#000000"/>
      <style:text-properties fo:color="#000000"/>
    </style:style>
    <style:style style:name="cf47" style:family="table-cell" style:parent-style-name="Default">
      <style:table-cell-properties fo:background-color="#00b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Brimix</meta:initial-creator>
    <meta:creation-date>2018-01-17T07:29:37Z</meta:creation-date>
    <dc:date>2018-07-31T21:46:16.887355806</dc:date>
    <meta:editing-cycles>94</meta:editing-cycles>
    <meta:editing-duration>PT8H53M4S</meta:editing-duration>
    <meta:document-statistic meta:table-count="1" meta:cell-count="1461" meta:object-count="0"/>
  </office:meta>
</office:document-meta>
</file>